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83mm"/>
    </style:style>
    <style:style style:name="co3" style:family="table-column">
      <style:table-column-properties fo:break-before="auto" style:column-width="56.09mm"/>
    </style:style>
    <style:style style:name="co4" style:family="table-column">
      <style:table-column-properties fo:break-before="auto" style:column-width="56.36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44.66mm"/>
    </style:style>
    <style:style style:name="co7" style:family="table-column">
      <style:table-column-properties fo:break-before="auto" style:column-width="44.93mm"/>
    </style:style>
    <style:style style:name="co8" style:family="table-column">
      <style:table-column-properties fo:break-before="auto" style:column-width="45.19mm"/>
    </style:style>
    <style:style style:name="co9" style:family="table-column">
      <style:table-column-properties fo:break-before="auto" style:column-width="7.07mm"/>
    </style:style>
    <style:style style:name="co10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76mm" svg:height="90.05mm" svg:x="530.06mm" svg:y="25.82mm">
            <draw:object draw:notify-on-update-of-ranges="Tabelle1.N7:Tabelle1.N27 Tabelle1.M29:Tabelle1.M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1mm" svg:height="90.04mm" svg:x="695.08mm" svg:y="24.97mm">
            <draw:object draw:notify-on-update-of-ranges="Tabelle1.T14:Tabelle1.T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8" table:number-columns-repeated="3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luminium (in mm) (±0,3 mm)</text:p>
          </table:table-cell>
          <table:table-cell office:value-type="string" calcext:value-type="string">
            <text:p>Messing (in mm) (±0,3mm)</text:p>
          </table:table-cell>
          <table:table-cell office:value-type="string" calcext:value-type="string">
            <text:p>Eisen (in mm) (±0,3mm)</text:p>
          </table:table-cell>
          <table:table-cell/>
          <table:table-cell office:value-type="string" calcext:value-type="string">
            <text:p>Mittelwert Aluminium</text:p>
          </table:table-cell>
          <table:table-cell office:value-type="string" calcext:value-type="string">
            <text:p>Mittelwert Messing</text:p>
          </table:table-cell>
          <table:table-cell office:value-type="string" calcext:value-type="string">
            <text:p>Mittelwert Ferum</text:p>
          </table:table-cell>
          <table:table-cell/>
          <table:table-cell office:value-type="string" calcext:value-type="string">
            <text:p>Summe Al</text:p>
          </table:table-cell>
          <table:table-cell office:value-type="string" calcext:value-type="string">
            <text:p>Summe Me</text:p>
          </table:table-cell>
          <table:table-cell office:value-type="string" calcext:value-type="string">
            <text:p>Summe F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/>
          <table:table-cell table:style-name="ce2" office:value-type="float" office:value="7.825" calcext:value-type="float">
            <text:p>7,825</text:p>
          </table:table-cell>
          <table:table-cell table:style-name="ce2" office:value-type="float" office:value="5.9875" calcext:value-type="float">
            <text:p>5,9875</text:p>
          </table:table-cell>
          <table:table-cell table:style-name="ce2" office:value-type="float" office:value="2.8375" calcext:value-type="float">
            <text:p>2,8375</text:p>
          </table:table-cell>
          <table:table-cell/>
          <table:table-cell table:formula="of:=[.C7]" office:value-type="float" office:value="7.5" calcext:value-type="float">
            <text:p>7,5</text:p>
          </table:table-cell>
          <table:table-cell table:formula="of:=[.D7]" office:value-type="float" office:value="7" calcext:value-type="float">
            <text:p>7</text:p>
          </table:table-cell>
          <table:table-cell table:formula="of:=[.E7]" office:value-type="float" office:value="3.5" calcext:value-type="float">
            <text:p>3,5</text:p>
          </table:table-cell>
          <table:table-cell table:formula="of:=[.B7]*0.05*9.81" office:value-type="float" office:value="0.4905" calcext:value-type="float">
            <text:p>0,490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7];1)" office:value-type="float" office:value="2" calcext:value-type="float">
            <text:p>2</text:p>
          </table:table-cell>
          <table:table-cell office:value-type="float" office:value="7.5" calcext:value-type="float">
            <text:p>7,5</text:p>
          </table:table-cell>
          <table:table-cell office:value-type="float" office:value="5.5" calcext:value-type="float">
            <text:p>5,5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2" table:formula="of:=[.G7]" office:value-type="float" office:value="7.825" calcext:value-type="float">
            <text:p>7,825</text:p>
          </table:table-cell>
          <table:table-cell table:style-name="ce2" table:formula="of:=[.H7]" office:value-type="float" office:value="5.9875" calcext:value-type="float">
            <text:p>5,9875</text:p>
          </table:table-cell>
          <table:table-cell table:style-name="ce2" table:formula="of:=[.I7]" office:value-type="float" office:value="2.8375" calcext:value-type="float">
            <text:p>2,8375</text:p>
          </table:table-cell>
          <table:table-cell/>
          <table:table-cell table:formula="of:=[.K7]+[.C8]" office:value-type="float" office:value="15" calcext:value-type="float">
            <text:p>15</text:p>
          </table:table-cell>
          <table:table-cell table:formula="of:=[.L7]+[.D8]" office:value-type="float" office:value="12.5" calcext:value-type="float">
            <text:p>12,5</text:p>
          </table:table-cell>
          <table:table-cell table:formula="of:=[.M7]+[.E8]" office:value-type="float" office:value="6" calcext:value-type="float">
            <text:p>6</text:p>
          </table:table-cell>
          <table:table-cell table:formula="of:=[.B8]*0.05*9.81" office:value-type="float" office:value="0.981" calcext:value-type="float">
            <text:p>0,981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8];1)" office:value-type="float" office:value="3" calcext:value-type="float">
            <text:p>3</text:p>
          </table:table-cell>
          <table:table-cell office:value-type="float" office:value="7.5" calcext:value-type="float">
            <text:p>7,5</text:p>
          </table:table-cell>
          <table:table-cell office:value-type="float" office:value="5.5" calcext:value-type="float">
            <text:p>5,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[.G8]" office:value-type="float" office:value="7.825" calcext:value-type="float">
            <text:p>7,825</text:p>
          </table:table-cell>
          <table:table-cell table:style-name="ce2" table:formula="of:=[.H8]" office:value-type="float" office:value="5.9875" calcext:value-type="float">
            <text:p>5,9875</text:p>
          </table:table-cell>
          <table:table-cell table:style-name="ce2" table:formula="of:=[.I8]" office:value-type="float" office:value="2.8375" calcext:value-type="float">
            <text:p>2,8375</text:p>
          </table:table-cell>
          <table:table-cell/>
          <table:table-cell table:formula="of:=[.K8]+[.C9]" office:value-type="float" office:value="22.5" calcext:value-type="float">
            <text:p>22,5</text:p>
          </table:table-cell>
          <table:table-cell table:formula="of:=[.L8]+[.D9]" office:value-type="float" office:value="18" calcext:value-type="float">
            <text:p>18</text:p>
          </table:table-cell>
          <table:table-cell table:formula="of:=[.M8]+[.E9]" office:value-type="float" office:value="9" calcext:value-type="float">
            <text:p>9</text:p>
          </table:table-cell>
          <table:table-cell table:formula="of:=[.B9]*0.05*9.81" office:value-type="float" office:value="1.4715" calcext:value-type="float">
            <text:p>1,471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9]; 1)" office:value-type="float" office:value="4" calcext:value-type="float">
            <text:p>4</text:p>
          </table:table-cell>
          <table:table-cell office:value-type="float" office:value="7.5" calcext:value-type="float">
            <text:p>7,5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,25</text:p>
          </table:table-cell>
          <table:table-cell/>
          <table:table-cell table:style-name="ce2" table:formula="of:=[.G9]" office:value-type="float" office:value="7.825" calcext:value-type="float">
            <text:p>7,825</text:p>
          </table:table-cell>
          <table:table-cell table:style-name="ce2" table:formula="of:=[.H9]" office:value-type="float" office:value="5.9875" calcext:value-type="float">
            <text:p>5,9875</text:p>
          </table:table-cell>
          <table:table-cell table:style-name="ce2" table:formula="of:=[.I9]" office:value-type="float" office:value="2.8375" calcext:value-type="float">
            <text:p>2,8375</text:p>
          </table:table-cell>
          <table:table-cell/>
          <table:table-cell table:formula="of:=[.K9]+[.C10]" office:value-type="float" office:value="30" calcext:value-type="float">
            <text:p>30</text:p>
          </table:table-cell>
          <table:table-cell table:formula="of:=[.L9]+[.D10]" office:value-type="float" office:value="24" calcext:value-type="float">
            <text:p>24</text:p>
          </table:table-cell>
          <table:table-cell table:formula="of:=[.M9]+[.E10]" office:value-type="float" office:value="11.25" calcext:value-type="float">
            <text:p>11,25</text:p>
          </table:table-cell>
          <table:table-cell table:formula="of:=[.B10]*0.05*9.81" office:value-type="float" office:value="1.962" calcext:value-type="float">
            <text:p>1,962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10]; 1)" office:value-type="float" office:value="5" calcext:value-type="float">
            <text:p>5</text:p>
          </table:table-cell>
          <table:table-cell office:value-type="float" office:value="7.25" calcext:value-type="float">
            <text:p>7,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[.G10]" office:value-type="float" office:value="7.825" calcext:value-type="float">
            <text:p>7,825</text:p>
          </table:table-cell>
          <table:table-cell table:style-name="ce2" table:formula="of:=[.H10]" office:value-type="float" office:value="5.9875" calcext:value-type="float">
            <text:p>5,9875</text:p>
          </table:table-cell>
          <table:table-cell table:style-name="ce2" table:formula="of:=[.I10]" office:value-type="float" office:value="2.8375" calcext:value-type="float">
            <text:p>2,8375</text:p>
          </table:table-cell>
          <table:table-cell/>
          <table:table-cell table:formula="of:=[.K10]+[.C11]" office:value-type="float" office:value="37.25" calcext:value-type="float">
            <text:p>37,25</text:p>
          </table:table-cell>
          <table:table-cell table:formula="of:=[.L10]+[.D11]" office:value-type="float" office:value="30" calcext:value-type="float">
            <text:p>30</text:p>
          </table:table-cell>
          <table:table-cell table:formula="of:=[.M10]+[.E11]" office:value-type="float" office:value="14.25" calcext:value-type="float">
            <text:p>14,25</text:p>
          </table:table-cell>
          <table:table-cell table:formula="of:=[.B11]*0.05*9.81" office:value-type="float" office:value="2.4525" calcext:value-type="float">
            <text:p>2,452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11]; 1)" office:value-type="float" office:value="6" calcext:value-type="float">
            <text:p>6</text:p>
          </table:table-cell>
          <table:table-cell office:value-type="float" office:value="7.5" calcext:value-type="float">
            <text:p>7,5</text:p>
          </table:table-cell>
          <table:table-cell office:value-type="float" office:value="5.5" calcext:value-type="float">
            <text:p>5,5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2" table:formula="of:=[.G11]" office:value-type="float" office:value="7.825" calcext:value-type="float">
            <text:p>7,825</text:p>
          </table:table-cell>
          <table:table-cell table:style-name="ce2" table:formula="of:=[.H11]" office:value-type="float" office:value="5.9875" calcext:value-type="float">
            <text:p>5,9875</text:p>
          </table:table-cell>
          <table:table-cell table:style-name="ce2" table:formula="of:=[.I11]" office:value-type="float" office:value="2.8375" calcext:value-type="float">
            <text:p>2,8375</text:p>
          </table:table-cell>
          <table:table-cell/>
          <table:table-cell table:formula="of:=[.K11]+[.C12]" office:value-type="float" office:value="44.75" calcext:value-type="float">
            <text:p>44,75</text:p>
          </table:table-cell>
          <table:table-cell table:formula="of:=[.L11]+[.D12]" office:value-type="float" office:value="35.5" calcext:value-type="float">
            <text:p>35,5</text:p>
          </table:table-cell>
          <table:table-cell table:formula="of:=[.M11]+[.E12]" office:value-type="float" office:value="16.75" calcext:value-type="float">
            <text:p>16,75</text:p>
          </table:table-cell>
          <table:table-cell table:formula="of:=[.B12]*0.05*9.81" office:value-type="float" office:value="2.943" calcext:value-type="float">
            <text:p>2,943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12]; 1)" office:value-type="float" office:value="7" calcext:value-type="float">
            <text:p>7</text:p>
          </table:table-cell>
          <table:table-cell office:value-type="float" office:value="6.5" calcext:value-type="float">
            <text:p>6,5</text:p>
          </table:table-cell>
          <table:table-cell office:value-type="float" office:value="5.75" calcext:value-type="float">
            <text:p>5,75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2" table:formula="of:=[.G12]" office:value-type="float" office:value="7.825" calcext:value-type="float">
            <text:p>7,825</text:p>
          </table:table-cell>
          <table:table-cell table:style-name="ce2" table:formula="of:=[.H12]" office:value-type="float" office:value="5.9875" calcext:value-type="float">
            <text:p>5,9875</text:p>
          </table:table-cell>
          <table:table-cell table:style-name="ce2" table:formula="of:=[.I12]" office:value-type="float" office:value="2.8375" calcext:value-type="float">
            <text:p>2,8375</text:p>
          </table:table-cell>
          <table:table-cell/>
          <table:table-cell table:formula="of:=[.K12]+[.C13]" office:value-type="float" office:value="51.25" calcext:value-type="float">
            <text:p>51,25</text:p>
          </table:table-cell>
          <table:table-cell table:formula="of:=[.L12]+[.D13]" office:value-type="float" office:value="41.25" calcext:value-type="float">
            <text:p>41,25</text:p>
          </table:table-cell>
          <table:table-cell table:formula="of:=[.M12]+[.E13]" office:value-type="float" office:value="19.25" calcext:value-type="float">
            <text:p>19,25</text:p>
          </table:table-cell>
          <table:table-cell table:formula="of:=[.B13]*0.05*9.81" office:value-type="float" office:value="3.4335" calcext:value-type="float">
            <text:p>3,433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13]; 1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2" table:formula="of:=[.G13]" office:value-type="float" office:value="7.825" calcext:value-type="float">
            <text:p>7,825</text:p>
          </table:table-cell>
          <table:table-cell table:style-name="ce2" table:formula="of:=[.H13]" office:value-type="float" office:value="5.9875" calcext:value-type="float">
            <text:p>5,9875</text:p>
          </table:table-cell>
          <table:table-cell table:style-name="ce2" table:formula="of:=[.I13]" office:value-type="float" office:value="2.8375" calcext:value-type="float">
            <text:p>2,8375</text:p>
          </table:table-cell>
          <table:table-cell/>
          <table:table-cell table:formula="of:=[.K13]+[.C14]" office:value-type="float" office:value="59.25" calcext:value-type="float">
            <text:p>59,25</text:p>
          </table:table-cell>
          <table:table-cell table:formula="of:=[.L13]+[.D14]" office:value-type="float" office:value="46.25" calcext:value-type="float">
            <text:p>46,25</text:p>
          </table:table-cell>
          <table:table-cell table:formula="of:=[.M13]+[.E14]" office:value-type="float" office:value="21.75" calcext:value-type="float">
            <text:p>21,75</text:p>
          </table:table-cell>
          <table:table-cell table:formula="of:=[.B14]*0.05*9.81" office:value-type="float" office:value="3.924" calcext:value-type="float">
            <text:p>3,924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14]; 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.25" calcext:value-type="float">
            <text:p>5,25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2" table:formula="of:=[.G14]" office:value-type="float" office:value="7.825" calcext:value-type="float">
            <text:p>7,825</text:p>
          </table:table-cell>
          <table:table-cell table:style-name="ce2" table:formula="of:=[.H14]" office:value-type="float" office:value="5.9875" calcext:value-type="float">
            <text:p>5,9875</text:p>
          </table:table-cell>
          <table:table-cell table:style-name="ce2" table:formula="of:=[.I14]" office:value-type="float" office:value="2.8375" calcext:value-type="float">
            <text:p>2,8375</text:p>
          </table:table-cell>
          <table:table-cell/>
          <table:table-cell table:formula="of:=[.K14]+[.C15]" office:value-type="float" office:value="66.25" calcext:value-type="float">
            <text:p>66,25</text:p>
          </table:table-cell>
          <table:table-cell table:formula="of:=[.L14]+[.D15]" office:value-type="float" office:value="51.5" calcext:value-type="float">
            <text:p>51,5</text:p>
          </table:table-cell>
          <table:table-cell table:formula="of:=[.M14]+[.E15]" office:value-type="float" office:value="24.25" calcext:value-type="float">
            <text:p>24,25</text:p>
          </table:table-cell>
          <table:table-cell table:formula="of:=[.B15]*0.05*9.81" office:value-type="float" office:value="4.4145" calcext:value-type="float">
            <text:p>4,414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15]; 1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[.G15]" office:value-type="float" office:value="7.825" calcext:value-type="float">
            <text:p>7,825</text:p>
          </table:table-cell>
          <table:table-cell table:style-name="ce2" table:formula="of:=[.H15]" office:value-type="float" office:value="5.9875" calcext:value-type="float">
            <text:p>5,9875</text:p>
          </table:table-cell>
          <table:table-cell table:style-name="ce2" table:formula="of:=[.I15]" office:value-type="float" office:value="2.8375" calcext:value-type="float">
            <text:p>2,8375</text:p>
          </table:table-cell>
          <table:table-cell/>
          <table:table-cell table:formula="of:=[.K15]+[.C16]" office:value-type="float" office:value="74.25" calcext:value-type="float">
            <text:p>74,25</text:p>
          </table:table-cell>
          <table:table-cell table:formula="of:=[.L15]+[.D16]" office:value-type="float" office:value="58.5" calcext:value-type="float">
            <text:p>58,5</text:p>
          </table:table-cell>
          <table:table-cell table:formula="of:=[.M15]+[.E16]" office:value-type="float" office:value="27.25" calcext:value-type="float">
            <text:p>27,25</text:p>
          </table:table-cell>
          <table:table-cell table:formula="of:=[.B16]*0.05*9.81" office:value-type="float" office:value="4.905" calcext:value-type="float">
            <text:p>4,90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16]; 1)" office:value-type="float" office:value="11" calcext:value-type="float">
            <text:p>11</text:p>
          </table:table-cell>
          <table:table-cell office:value-type="float" office:value="7.5" calcext:value-type="float">
            <text:p>7,5</text:p>
          </table:table-cell>
          <table:table-cell office:value-type="float" office:value="5.75" calcext:value-type="float">
            <text:p>5,75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2" table:formula="of:=[.G16]" office:value-type="float" office:value="7.825" calcext:value-type="float">
            <text:p>7,825</text:p>
          </table:table-cell>
          <table:table-cell table:style-name="ce2" table:formula="of:=[.H16]" office:value-type="float" office:value="5.9875" calcext:value-type="float">
            <text:p>5,9875</text:p>
          </table:table-cell>
          <table:table-cell table:style-name="ce2" table:formula="of:=[.I16]" office:value-type="float" office:value="2.8375" calcext:value-type="float">
            <text:p>2,8375</text:p>
          </table:table-cell>
          <table:table-cell/>
          <table:table-cell table:formula="of:=[.K16]+[.C17]" office:value-type="float" office:value="81.75" calcext:value-type="float">
            <text:p>81,75</text:p>
          </table:table-cell>
          <table:table-cell table:formula="of:=[.L16]+[.D17]" office:value-type="float" office:value="64.25" calcext:value-type="float">
            <text:p>64,25</text:p>
          </table:table-cell>
          <table:table-cell table:formula="of:=[.M16]+[.E17]" office:value-type="float" office:value="29.75" calcext:value-type="float">
            <text:p>29,75</text:p>
          </table:table-cell>
          <table:table-cell table:formula="of:=[.B17]*0.05*9.81" office:value-type="float" office:value="5.3955" calcext:value-type="float">
            <text:p>5,395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17]; 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[.G17]" office:value-type="float" office:value="7.825" calcext:value-type="float">
            <text:p>7,825</text:p>
          </table:table-cell>
          <table:table-cell table:style-name="ce2" table:formula="of:=[.H17]" office:value-type="float" office:value="5.9875" calcext:value-type="float">
            <text:p>5,9875</text:p>
          </table:table-cell>
          <table:table-cell table:style-name="ce2" table:formula="of:=[.I17]" office:value-type="float" office:value="2.8375" calcext:value-type="float">
            <text:p>2,8375</text:p>
          </table:table-cell>
          <table:table-cell/>
          <table:table-cell table:formula="of:=[.K17]+[.C18]" office:value-type="float" office:value="88.75" calcext:value-type="float">
            <text:p>88,75</text:p>
          </table:table-cell>
          <table:table-cell table:formula="of:=[.L17]+[.D18]" office:value-type="float" office:value="69.25" calcext:value-type="float">
            <text:p>69,25</text:p>
          </table:table-cell>
          <table:table-cell table:formula="of:=[.M17]+[.E18]" office:value-type="float" office:value="32.75" calcext:value-type="float">
            <text:p>32,75</text:p>
          </table:table-cell>
          <table:table-cell table:formula="of:=[.B18]*0.05*9.81" office:value-type="float" office:value="5.886" calcext:value-type="float">
            <text:p>5,886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18]; 1)" office:value-type="float" office:value="13" calcext:value-type="float">
            <text:p>13</text:p>
          </table:table-cell>
          <table:table-cell office:value-type="float" office:value="7.75" calcext:value-type="float">
            <text:p>7,7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[.G18]" office:value-type="float" office:value="7.825" calcext:value-type="float">
            <text:p>7,825</text:p>
          </table:table-cell>
          <table:table-cell table:style-name="ce2" table:formula="of:=[.H18]" office:value-type="float" office:value="5.9875" calcext:value-type="float">
            <text:p>5,9875</text:p>
          </table:table-cell>
          <table:table-cell table:style-name="ce2" table:formula="of:=[.I18]" office:value-type="float" office:value="2.8375" calcext:value-type="float">
            <text:p>2,8375</text:p>
          </table:table-cell>
          <table:table-cell/>
          <table:table-cell table:formula="of:=[.K18]+[.C19]" office:value-type="float" office:value="96.5" calcext:value-type="float">
            <text:p>96,5</text:p>
          </table:table-cell>
          <table:table-cell table:formula="of:=[.L18]+[.D19]" office:value-type="float" office:value="74.25" calcext:value-type="float">
            <text:p>74,25</text:p>
          </table:table-cell>
          <table:table-cell table:formula="of:=[.M18]+[.E19]" office:value-type="float" office:value="35.75" calcext:value-type="float">
            <text:p>35,75</text:p>
          </table:table-cell>
          <table:table-cell table:formula="of:=[.B19]*0.05*9.81" office:value-type="float" office:value="6.3765" calcext:value-type="float">
            <text:p>6,376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19]; 1)" office:value-type="float" office:value="14" calcext:value-type="float">
            <text:p>14</text:p>
          </table:table-cell>
          <table:table-cell office:value-type="float" office:value="7.5" calcext:value-type="float">
            <text:p>7,5</text:p>
          </table:table-cell>
          <table:table-cell office:value-type="float" office:value="6.25" calcext:value-type="float">
            <text:p>6,25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2" table:formula="of:=[.G19]" office:value-type="float" office:value="7.825" calcext:value-type="float">
            <text:p>7,825</text:p>
          </table:table-cell>
          <table:table-cell table:style-name="ce2" table:formula="of:=[.H19]" office:value-type="float" office:value="5.9875" calcext:value-type="float">
            <text:p>5,9875</text:p>
          </table:table-cell>
          <table:table-cell table:style-name="ce2" table:formula="of:=[.I19]" office:value-type="float" office:value="2.8375" calcext:value-type="float">
            <text:p>2,8375</text:p>
          </table:table-cell>
          <table:table-cell/>
          <table:table-cell table:formula="of:=[.K19]+[.C20]" office:value-type="float" office:value="104" calcext:value-type="float">
            <text:p>104</text:p>
          </table:table-cell>
          <table:table-cell table:formula="of:=[.L19]+[.D20]" office:value-type="float" office:value="80.5" calcext:value-type="float">
            <text:p>80,5</text:p>
          </table:table-cell>
          <table:table-cell table:formula="of:=[.M19]+[.E20]" office:value-type="float" office:value="38.25" calcext:value-type="float">
            <text:p>38,25</text:p>
          </table:table-cell>
          <table:table-cell table:formula="of:=[.B20]*0.05*9.81" office:value-type="float" office:value="6.867" calcext:value-type="float">
            <text:p>6,867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20]; 1)" office:value-type="float" office:value="15" calcext:value-type="float">
            <text:p>15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2" table:formula="of:=[.G20]" office:value-type="float" office:value="7.825" calcext:value-type="float">
            <text:p>7,825</text:p>
          </table:table-cell>
          <table:table-cell table:style-name="ce2" table:formula="of:=[.H20]" office:value-type="float" office:value="5.9875" calcext:value-type="float">
            <text:p>5,9875</text:p>
          </table:table-cell>
          <table:table-cell table:style-name="ce2" table:formula="of:=[.I20]" office:value-type="float" office:value="2.8375" calcext:value-type="float">
            <text:p>2,8375</text:p>
          </table:table-cell>
          <table:table-cell/>
          <table:table-cell table:formula="of:=[.K20]+[.C21]" office:value-type="float" office:value="111.5" calcext:value-type="float">
            <text:p>111,5</text:p>
          </table:table-cell>
          <table:table-cell table:formula="of:=[.L20]+[.D21]" office:value-type="float" office:value="85.5" calcext:value-type="float">
            <text:p>85,5</text:p>
          </table:table-cell>
          <table:table-cell table:formula="of:=[.M20]+[.E21]" office:value-type="float" office:value="40.75" calcext:value-type="float">
            <text:p>40,75</text:p>
          </table:table-cell>
          <table:table-cell table:formula="of:=[.B21]*0.05*9.81" office:value-type="float" office:value="7.3575" calcext:value-type="float">
            <text:p>7,357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21]; 1)" office:value-type="float" office:value="16" calcext:value-type="float">
            <text:p>16</text:p>
          </table:table-cell>
          <table:table-cell office:value-type="float" office:value="7.5" calcext:value-type="float">
            <text:p>7,5</text:p>
          </table:table-cell>
          <table:table-cell office:value-type="float" office:value="5.5" calcext:value-type="float">
            <text:p>5,5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2" table:formula="of:=[.G21]" office:value-type="float" office:value="7.825" calcext:value-type="float">
            <text:p>7,825</text:p>
          </table:table-cell>
          <table:table-cell table:style-name="ce2" table:formula="of:=[.H21]" office:value-type="float" office:value="5.9875" calcext:value-type="float">
            <text:p>5,9875</text:p>
          </table:table-cell>
          <table:table-cell table:style-name="ce2" table:formula="of:=[.I21]" office:value-type="float" office:value="2.8375" calcext:value-type="float">
            <text:p>2,8375</text:p>
          </table:table-cell>
          <table:table-cell/>
          <table:table-cell table:formula="of:=[.K21]+[.C22]" office:value-type="float" office:value="119" calcext:value-type="float">
            <text:p>119</text:p>
          </table:table-cell>
          <table:table-cell table:formula="of:=[.L21]+[.D22]" office:value-type="float" office:value="91" calcext:value-type="float">
            <text:p>91</text:p>
          </table:table-cell>
          <table:table-cell table:formula="of:=[.M21]+[.E22]" office:value-type="float" office:value="43.25" calcext:value-type="float">
            <text:p>43,25</text:p>
          </table:table-cell>
          <table:table-cell table:formula="of:=[.B22]*0.05*9.81" office:value-type="float" office:value="7.848" calcext:value-type="float">
            <text:p>7,848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22]; 1)" office:value-type="float" office:value="17" calcext:value-type="float">
            <text:p>17</text:p>
          </table:table-cell>
          <table:table-cell office:value-type="float" office:value="7.5" calcext:value-type="float">
            <text:p>7,5</text:p>
          </table:table-cell>
          <table:table-cell office:value-type="float" office:value="5.25" calcext:value-type="float">
            <text:p>5,25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2" table:formula="of:=[.G22]" office:value-type="float" office:value="7.825" calcext:value-type="float">
            <text:p>7,825</text:p>
          </table:table-cell>
          <table:table-cell table:style-name="ce2" table:formula="of:=[.H22]" office:value-type="float" office:value="5.9875" calcext:value-type="float">
            <text:p>5,9875</text:p>
          </table:table-cell>
          <table:table-cell table:style-name="ce2" table:formula="of:=[.I22]" office:value-type="float" office:value="2.8375" calcext:value-type="float">
            <text:p>2,8375</text:p>
          </table:table-cell>
          <table:table-cell/>
          <table:table-cell table:formula="of:=[.K22]+[.C23]" office:value-type="float" office:value="126.5" calcext:value-type="float">
            <text:p>126,5</text:p>
          </table:table-cell>
          <table:table-cell table:formula="of:=[.L22]+[.D23]" office:value-type="float" office:value="96.25" calcext:value-type="float">
            <text:p>96,25</text:p>
          </table:table-cell>
          <table:table-cell table:formula="of:=[.M22]+[.E23]" office:value-type="float" office:value="45.75" calcext:value-type="float">
            <text:p>45,75</text:p>
          </table:table-cell>
          <table:table-cell table:formula="of:=[.B23]*0.05*9.81" office:value-type="float" office:value="8.3385" calcext:value-type="float">
            <text:p>8,338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23]; 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[.G23]" office:value-type="float" office:value="7.825" calcext:value-type="float">
            <text:p>7,825</text:p>
          </table:table-cell>
          <table:table-cell table:style-name="ce2" table:formula="of:=[.H23]" office:value-type="float" office:value="5.9875" calcext:value-type="float">
            <text:p>5,9875</text:p>
          </table:table-cell>
          <table:table-cell table:style-name="ce2" table:formula="of:=[.I23]" office:value-type="float" office:value="2.8375" calcext:value-type="float">
            <text:p>2,8375</text:p>
          </table:table-cell>
          <table:table-cell/>
          <table:table-cell table:formula="of:=[.K23]+[.C24]" office:value-type="float" office:value="133.5" calcext:value-type="float">
            <text:p>133,5</text:p>
          </table:table-cell>
          <table:table-cell table:formula="of:=[.L23]+[.D24]" office:value-type="float" office:value="102.25" calcext:value-type="float">
            <text:p>102,25</text:p>
          </table:table-cell>
          <table:table-cell table:formula="of:=[.M23]+[.E24]" office:value-type="float" office:value="48.75" calcext:value-type="float">
            <text:p>48,75</text:p>
          </table:table-cell>
          <table:table-cell table:formula="of:=[.B24]*0.05*9.81" office:value-type="float" office:value="8.829" calcext:value-type="float">
            <text:p>8,829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24]; 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[.G24]" office:value-type="float" office:value="7.825" calcext:value-type="float">
            <text:p>7,825</text:p>
          </table:table-cell>
          <table:table-cell table:style-name="ce2" table:formula="of:=[.H24]" office:value-type="float" office:value="5.9875" calcext:value-type="float">
            <text:p>5,9875</text:p>
          </table:table-cell>
          <table:table-cell table:style-name="ce2" table:formula="of:=[.I24]" office:value-type="float" office:value="2.8375" calcext:value-type="float">
            <text:p>2,8375</text:p>
          </table:table-cell>
          <table:table-cell/>
          <table:table-cell table:formula="of:=[.K24]+[.C25]" office:value-type="float" office:value="141.5" calcext:value-type="float">
            <text:p>141,5</text:p>
          </table:table-cell>
          <table:table-cell table:formula="of:=[.L24]+[.D25]" office:value-type="float" office:value="107.75" calcext:value-type="float">
            <text:p>107,75</text:p>
          </table:table-cell>
          <table:table-cell table:formula="of:=[.M24]+[.E25]" office:value-type="float" office:value="51.75" calcext:value-type="float">
            <text:p>51,75</text:p>
          </table:table-cell>
          <table:table-cell table:formula="of:=[.B25]*0.05*9.81" office:value-type="float" office:value="9.3195" calcext:value-type="float">
            <text:p>9,319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25]; 1)" office:value-type="float" office:value="20" calcext:value-type="float">
            <text:p>20</text:p>
          </table:table-cell>
          <table:table-cell office:value-type="float" office:value="7.5" calcext:value-type="float">
            <text:p>7,5</text:p>
          </table:table-cell>
          <table:table-cell office:value-type="float" office:value="5.5" calcext:value-type="float">
            <text:p>5,5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2" table:formula="of:=[.G25]" office:value-type="float" office:value="7.825" calcext:value-type="float">
            <text:p>7,825</text:p>
          </table:table-cell>
          <table:table-cell table:style-name="ce2" table:formula="of:=[.H25]" office:value-type="float" office:value="5.9875" calcext:value-type="float">
            <text:p>5,9875</text:p>
          </table:table-cell>
          <table:table-cell table:style-name="ce2" table:formula="of:=[.I25]" office:value-type="float" office:value="2.8375" calcext:value-type="float">
            <text:p>2,8375</text:p>
          </table:table-cell>
          <table:table-cell/>
          <table:table-cell table:formula="of:=[.K25]+[.C26]" office:value-type="float" office:value="149" calcext:value-type="float">
            <text:p>149</text:p>
          </table:table-cell>
          <table:table-cell table:formula="of:=[.L25]+[.D26]" office:value-type="float" office:value="113.25" calcext:value-type="float">
            <text:p>113,25</text:p>
          </table:table-cell>
          <table:table-cell table:formula="of:=[.M25]+[.E26]" office:value-type="float" office:value="54.25" calcext:value-type="float">
            <text:p>54,25</text:p>
          </table:table-cell>
          <table:table-cell table:formula="of:=[.B26]*0.05*9.81" office:value-type="float" office:value="9.81" calcext:value-type="float">
            <text:p>9,81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SUM([.B26]; 1)" office:value-type="float" office:value="21" calcext:value-type="float">
            <text:p>21</text:p>
          </table:table-cell>
          <table:table-cell office:value-type="float" office:value="7.5" calcext:value-type="float">
            <text:p>7,5</text:p>
          </table:table-cell>
          <table:table-cell office:value-type="float" office:value="6.5" calcext:value-type="float">
            <text:p>6,5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2" table:formula="of:=[.G26]" office:value-type="float" office:value="7.825" calcext:value-type="float">
            <text:p>7,825</text:p>
          </table:table-cell>
          <table:table-cell table:style-name="ce2" table:formula="of:=[.H26]" office:value-type="float" office:value="5.9875" calcext:value-type="float">
            <text:p>5,9875</text:p>
          </table:table-cell>
          <table:table-cell table:style-name="ce2" table:formula="of:=[.I26]" office:value-type="float" office:value="2.8375" calcext:value-type="float">
            <text:p>2,8375</text:p>
          </table:table-cell>
          <table:table-cell/>
          <table:table-cell table:formula="of:=[.K26]+[.C27]" office:value-type="float" office:value="156.5" calcext:value-type="float">
            <text:p>156,5</text:p>
          </table:table-cell>
          <table:table-cell table:formula="of:=[.L26]+[.D27]" office:value-type="float" office:value="119.75" calcext:value-type="float">
            <text:p>119,75</text:p>
          </table:table-cell>
          <table:table-cell table:formula="of:=[.M26]+[.E27]" office:value-type="float" office:value="56.75" calcext:value-type="float">
            <text:p>56,75</text:p>
          </table:table-cell>
          <table:table-cell table:formula="of:=[.B27]*0.05*9.81" office:value-type="float" office:value="10.3005" calcext:value-type="float">
            <text:p>10,300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7"/>
          <table:table-cell office:value-type="string" calcext:value-type="string">
            <text:p>Mittelwer</text:p>
          </table:table-cell>
          <table:table-cell table:formula="of:=SUM([.K29:.K49])/20" office:value-type="float" office:value="0.0195056818181818" calcext:value-type="float">
            <text:p>0,019505681818182</text:p>
          </table:table-cell>
          <table:table-cell table:formula="of:=SUM([.L29:.L49])/20" office:value-type="float" office:value="0.0150965909090909" calcext:value-type="float">
            <text:p>0,015096590909091</text:p>
          </table:table-cell>
          <table:table-cell table:formula="of:=SUM([.M29:.M49])/20" office:value-type="float" office:value="0.00717045454545455" calcext:value-type="float">
            <text:p>0,007170454545455</text:p>
          </table:table-cell>
          <table:table-cell/>
          <table:table-cell table:formula="of:=((([.M7]+0.3)*(1/1000)*0.8)/3.52)-[.M7]/1000" office:value-type="float" office:value="-0.00263636363636364" calcext:value-type="float">
            <text:p>-0,002636363636364</text:p>
          </table:table-cell>
          <table:table-cell table:formula="of:=((([.M7]-0.3)*(1/1000)*0.8)/3.52)-[.M7]/1000" office:value-type="float" office:value="-0.00277272727272727" calcext:value-type="float">
            <text:p>-0,002772727272727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  <table:table-cell office:value-type="string" calcext:value-type="string">
            <text:p>S</text:p>
          </table:table-cell>
          <table:table-cell table:formula="of:=(0.8*[.K7]/1000)/(3.52)" office:value-type="float" office:value="0.00170454545454545" calcext:value-type="float">
            <text:p>0,001704545454545</text:p>
          </table:table-cell>
          <table:table-cell table:formula="of:=(0.8*[.L7]/1000)/(3.52)" office:value-type="float" office:value="0.00159090909090909" calcext:value-type="float">
            <text:p>0,001590909090909</text:p>
          </table:table-cell>
          <table:table-cell table:formula="of:=(0.8*[.M7]/1000)/(3.52)" office:value-type="float" office:value="0.000795454545454546" calcext:value-type="float">
            <text:p>0,000795454545455</text:p>
          </table:table-cell>
          <table:table-cell office:value-type="string" calcext:value-type="string">
            <text:p>Varianzen</text:p>
          </table:table-cell>
          <table:table-cell table:formula="of:=SUM([.K29]; -[.$O$28])" office:value-type="float" office:value="-0.0178011363636364" calcext:value-type="float">
            <text:p>-0,017801136363636</text:p>
          </table:table-cell>
          <table:table-cell table:formula="of:=SUM([.L29]; -[.$P$28])" office:value-type="float" office:value="-0.0135056818181818" calcext:value-type="float">
            <text:p>-0,013505681818182</text:p>
          </table:table-cell>
          <table:table-cell table:formula="of:=SUM([.M29]; -[.$Q$28])" office:value-type="float" office:value="-0.006375" calcext:value-type="float">
            <text:p>-0,006375</text:p>
          </table:table-cell>
          <table:table-cell/>
          <table:table-cell table:formula="of:=((([.M8]+0.3)*(1/1000)*0.8)/3.52)-[.M8]/1000" office:value-type="float" office:value="-0.00456818181818182" calcext:value-type="float">
            <text:p>-0,004568181818182</text:p>
          </table:table-cell>
          <table:table-cell table:formula="of:=((([.M8]-0.3)*(1/1000)*0.8)/3.52)-[.M8]/1000" office:value-type="float" office:value="-0.00470454545454545" calcext:value-type="float">
            <text:p>-0,004704545454545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Mittelwert</text:p>
          </table:table-cell>
          <table:covered-table-cell/>
          <table:table-cell table:formula="of:=SUM([.C7]: [.C27])/20" office:value-type="float" office:value="7.825" calcext:value-type="float">
            <text:p>7,825</text:p>
          </table:table-cell>
          <table:table-cell table:formula="of:=SUM([.D7]: [.D27])/20" office:value-type="float" office:value="5.9875" calcext:value-type="float">
            <text:p>5,9875</text:p>
          </table:table-cell>
          <table:table-cell table:formula="of:=SUM([.E7]: [.E27])/20" office:value-type="float" office:value="2.8375" calcext:value-type="float">
            <text:p>2,8375</text:p>
          </table:table-cell>
          <table:table-cell table:number-columns-repeated="5"/>
          <table:table-cell table:formula="of:=(0.8*[.K8]/1000)/(3.52)" office:value-type="float" office:value="0.00340909090909091" calcext:value-type="float">
            <text:p>0,003409090909091</text:p>
          </table:table-cell>
          <table:table-cell table:formula="of:=(0.8*[.L8]/1000)/(3.52)" office:value-type="float" office:value="0.00284090909090909" calcext:value-type="float">
            <text:p>0,002840909090909</text:p>
          </table:table-cell>
          <table:table-cell table:formula="of:=(0.8*[.M8]/1000)/(3.52)" office:value-type="float" office:value="0.00136363636363636" calcext:value-type="float">
            <text:p>0,001363636363636</text:p>
          </table:table-cell>
          <table:table-cell/>
          <table:table-cell table:formula="of:=SUM([.K30]; -[.$O$28])" office:value-type="float" office:value="-0.0160965909090909" calcext:value-type="float">
            <text:p>-0,016096590909091</text:p>
          </table:table-cell>
          <table:table-cell table:formula="of:=SUM([.L30]; -[.$P$28])" office:value-type="float" office:value="-0.0122556818181818" calcext:value-type="float">
            <text:p>-0,012255681818182</text:p>
          </table:table-cell>
          <table:table-cell table:formula="of:=SUM([.M30]; -[.$Q$28])" office:value-type="float" office:value="-0.00580681818181818" calcext:value-type="float">
            <text:p>-0,005806818181818</text:p>
          </table:table-cell>
          <table:table-cell/>
          <table:table-cell table:formula="of:=((([.M9]+0.3)*(1/1000)*0.8)/3.52)-[.M9]/1000" office:value-type="float" office:value="-0.00688636363636364" calcext:value-type="float">
            <text:p>-0,006886363636364</text:p>
          </table:table-cell>
          <table:table-cell table:formula="of:=((([.M9]-0.3)*(1/1000)*0.8)/3.52)-[.M9]/1000" office:value-type="float" office:value="-0.00702272727272727" calcext:value-type="float">
            <text:p>-0,007022727272727</text:p>
          </table:table-cell>
        </table:table-row>
        <table:table-row table:style-name="ro1">
          <table:table-cell table:style-name="ce1"/>
          <table:table-cell table:number-columns-repeated="9"/>
          <table:table-cell table:formula="of:=(0.8*[.K9]/1000)/(3.52)" office:value-type="float" office:value="0.00511363636363636" calcext:value-type="float">
            <text:p>0,005113636363636</text:p>
          </table:table-cell>
          <table:table-cell table:formula="of:=(0.8*[.L9]/1000)/(3.52)" office:value-type="float" office:value="0.00409090909090909" calcext:value-type="float">
            <text:p>0,004090909090909</text:p>
          </table:table-cell>
          <table:table-cell table:formula="of:=(0.8*[.M9]/1000)/(3.52)" office:value-type="float" office:value="0.00204545454545454" calcext:value-type="float">
            <text:p>0,002045454545455</text:p>
          </table:table-cell>
          <table:table-cell/>
          <table:table-cell table:formula="of:=SUM([.K31]; -[.$O$28])" office:value-type="float" office:value="-0.0143920454545455" calcext:value-type="float">
            <text:p>-0,014392045454546</text:p>
          </table:table-cell>
          <table:table-cell table:formula="of:=SUM([.L31]; -[.$P$28])" office:value-type="float" office:value="-0.0110056818181818" calcext:value-type="float">
            <text:p>-0,011005681818182</text:p>
          </table:table-cell>
          <table:table-cell table:formula="of:=SUM([.M31]; -[.$Q$28])" office:value-type="float" office:value="-0.005125" calcext:value-type="float">
            <text:p>-0,005125</text:p>
          </table:table-cell>
          <table:table-cell/>
          <table:table-cell table:formula="of:=((([.M10]+0.3)*(1/1000)*0.8)/3.52)-[.M10]/1000" office:value-type="float" office:value="-0.008625" calcext:value-type="float">
            <text:p>-0,008625</text:p>
          </table:table-cell>
          <table:table-cell table:formula="of:=((([.M10]-0.3)*(1/1000)*0.8)/3.52)-[.M10]/1000" office:value-type="float" office:value="-0.00876136363636364" calcext:value-type="float">
            <text:p>-0,008761363636364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Varianz Einzelwerte</text:p>
          </table:table-cell>
          <table:covered-table-cell/>
          <table:table-cell table:formula="of:=([.C7]-[.G7])*([.C7]-[.G7])" office:value-type="float" office:value="0.105625" calcext:value-type="float">
            <text:p>0,105625</text:p>
          </table:table-cell>
          <table:table-cell table:formula="of:=([.D7]-[.H7])*([.D7]-[.H7])" office:value-type="float" office:value="1.02515625" calcext:value-type="float">
            <text:p>1,02515625</text:p>
          </table:table-cell>
          <table:table-cell table:formula="of:=([.E7]-[.I7])*([.E7]-[.I7])" office:value-type="float" office:value="0.43890625" calcext:value-type="float">
            <text:p>0,43890625</text:p>
          </table:table-cell>
          <table:table-cell table:number-columns-repeated="5"/>
          <table:table-cell table:formula="of:=(0.8*[.K10]/1000)/(3.52)" office:value-type="float" office:value="0.00681818181818182" calcext:value-type="float">
            <text:p>0,006818181818182</text:p>
          </table:table-cell>
          <table:table-cell table:formula="of:=(0.8*[.L10]/1000)/(3.52)" office:value-type="float" office:value="0.00545454545454546" calcext:value-type="float">
            <text:p>0,005454545454545</text:p>
          </table:table-cell>
          <table:table-cell table:formula="of:=(0.8*[.M10]/1000)/(3.52)" office:value-type="float" office:value="0.00255681818181818" calcext:value-type="float">
            <text:p>0,002556818181818</text:p>
          </table:table-cell>
          <table:table-cell/>
          <table:table-cell table:formula="of:=SUM([.K32]; -[.$O$28])" office:value-type="float" office:value="-0.0126875" calcext:value-type="float">
            <text:p>-0,0126875</text:p>
          </table:table-cell>
          <table:table-cell table:formula="of:=SUM([.L32]; -[.$P$28])" office:value-type="float" office:value="-0.00964204545454546" calcext:value-type="float">
            <text:p>-0,009642045454545</text:p>
          </table:table-cell>
          <table:table-cell table:formula="of:=SUM([.M32]; -[.$Q$28])" office:value-type="float" office:value="-0.00461363636363637" calcext:value-type="float">
            <text:p>-0,004613636363636</text:p>
          </table:table-cell>
          <table:table-cell/>
          <table:table-cell table:formula="of:=((([.M11]+0.3)*(1/1000)*0.8)/3.52)-[.M11]/1000" office:value-type="float" office:value="-0.0109431818181818" calcext:value-type="float">
            <text:p>-0,010943181818182</text:p>
          </table:table-cell>
          <table:table-cell table:formula="of:=((([.M11]-0.3)*(1/1000)*0.8)/3.52)-[.M11]/1000" office:value-type="float" office:value="-0.0110795454545455" calcext:value-type="float">
            <text:p>-0,011079545454546</text:p>
          </table:table-cell>
        </table:table-row>
        <table:table-row table:style-name="ro1">
          <table:table-cell table:number-columns-repeated="2"/>
          <table:table-cell table:formula="of:=([.C8]-[.G8])*([.C8]-[.G8])" office:value-type="float" office:value="0.105625" calcext:value-type="float">
            <text:p>0,105625</text:p>
          </table:table-cell>
          <table:table-cell table:formula="of:=([.D8]-[.H8])*([.D8]-[.H8])" office:value-type="float" office:value="0.23765625" calcext:value-type="float">
            <text:p>0,23765625</text:p>
          </table:table-cell>
          <table:table-cell table:formula="of:=([.E8]-[.I8])*([.E8]-[.I8])" office:value-type="float" office:value="0.11390625" calcext:value-type="float">
            <text:p>0,11390625</text:p>
          </table:table-cell>
          <table:table-cell table:number-columns-repeated="5"/>
          <table:table-cell table:formula="of:=(0.8*[.K11]/1000)/(3.52)" office:value-type="float" office:value="0.00846590909090909" calcext:value-type="float">
            <text:p>0,008465909090909</text:p>
          </table:table-cell>
          <table:table-cell table:formula="of:=(0.8*[.L11]/1000)/(3.52)" office:value-type="float" office:value="0.00681818181818182" calcext:value-type="float">
            <text:p>0,006818181818182</text:p>
          </table:table-cell>
          <table:table-cell table:formula="of:=(0.8*[.M11]/1000)/(3.52)" office:value-type="float" office:value="0.00323863636363636" calcext:value-type="float">
            <text:p>0,003238636363636</text:p>
          </table:table-cell>
          <table:table-cell/>
          <table:table-cell table:formula="of:=SUM([.K33]; -[.$O$28])" office:value-type="float" office:value="-0.0110397727272727" calcext:value-type="float">
            <text:p>-0,011039772727273</text:p>
          </table:table-cell>
          <table:table-cell table:formula="of:=SUM([.L33]; -[.$P$28])" office:value-type="float" office:value="-0.00827840909090909" calcext:value-type="float">
            <text:p>-0,008278409090909</text:p>
          </table:table-cell>
          <table:table-cell table:formula="of:=SUM([.M33]; -[.$Q$28])" office:value-type="float" office:value="-0.00393181818181818" calcext:value-type="float">
            <text:p>-0,003931818181818</text:p>
          </table:table-cell>
          <table:table-cell/>
          <table:table-cell table:formula="of:=((([.M12]+0.3)*(1/1000)*0.8)/3.52)-[.M12]/1000" office:value-type="float" office:value="-0.012875" calcext:value-type="float">
            <text:p>-0,012875</text:p>
          </table:table-cell>
          <table:table-cell table:formula="of:=((([.M12]-0.3)*(1/1000)*0.8)/3.52)-[.M12]/1000" office:value-type="float" office:value="-0.0130113636363636" calcext:value-type="float">
            <text:p>-0,013011363636364</text:p>
          </table:table-cell>
        </table:table-row>
        <table:table-row table:style-name="ro1">
          <table:table-cell table:number-columns-repeated="2"/>
          <table:table-cell table:formula="of:=([.C9]-[.G9])*([.C9]-[.G9])" office:value-type="float" office:value="0.105625" calcext:value-type="float">
            <text:p>0,105625</text:p>
          </table:table-cell>
          <table:table-cell table:formula="of:=([.D9]-[.H9])*([.D9]-[.H9])" office:value-type="float" office:value="0.23765625" calcext:value-type="float">
            <text:p>0,23765625</text:p>
          </table:table-cell>
          <table:table-cell table:formula="of:=([.E9]-[.I9])*([.E9]-[.I9])" office:value-type="float" office:value="0.02640625" calcext:value-type="float">
            <text:p>0,02640625</text:p>
          </table:table-cell>
          <table:table-cell table:number-columns-repeated="5"/>
          <table:table-cell table:formula="of:=(0.8*[.K12]/1000)/(3.52)" office:value-type="float" office:value="0.0101704545454545" calcext:value-type="float">
            <text:p>0,010170454545455</text:p>
          </table:table-cell>
          <table:table-cell table:formula="of:=(0.8*[.L12]/1000)/(3.52)" office:value-type="float" office:value="0.00806818181818182" calcext:value-type="float">
            <text:p>0,008068181818182</text:p>
          </table:table-cell>
          <table:table-cell table:formula="of:=(0.8*[.M12]/1000)/(3.52)" office:value-type="float" office:value="0.00380681818181818" calcext:value-type="float">
            <text:p>0,003806818181818</text:p>
          </table:table-cell>
          <table:table-cell/>
          <table:table-cell table:formula="of:=SUM([.K34]; -[.$O$28])" office:value-type="float" office:value="-0.00933522727272727" calcext:value-type="float">
            <text:p>-0,009335227272727</text:p>
          </table:table-cell>
          <table:table-cell table:formula="of:=SUM([.L34]; -[.$P$28])" office:value-type="float" office:value="-0.00702840909090909" calcext:value-type="float">
            <text:p>-0,007028409090909</text:p>
          </table:table-cell>
          <table:table-cell table:formula="of:=SUM([.M34]; -[.$Q$28])" office:value-type="float" office:value="-0.00336363636363636" calcext:value-type="float">
            <text:p>-0,003363636363636</text:p>
          </table:table-cell>
          <table:table-cell/>
          <table:table-cell table:formula="of:=((([.M13]+0.3)*(1/1000)*0.8)/3.52)-[.M13]/1000" office:value-type="float" office:value="-0.0148068181818182" calcext:value-type="float">
            <text:p>-0,014806818181818</text:p>
          </table:table-cell>
          <table:table-cell table:formula="of:=((([.M13]-0.3)*(1/1000)*0.8)/3.52)-[.M13]/1000" office:value-type="float" office:value="-0.0149431818181818" calcext:value-type="float">
            <text:p>-0,014943181818182</text:p>
          </table:table-cell>
        </table:table-row>
        <table:table-row table:style-name="ro1">
          <table:table-cell table:number-columns-repeated="2"/>
          <table:table-cell table:formula="of:=([.C10]-[.G10])*([.C10]-[.G10])" office:value-type="float" office:value="0.105625" calcext:value-type="float">
            <text:p>0,105625</text:p>
          </table:table-cell>
          <table:table-cell table:formula="of:=([.D10]-[.H10])*([.D10]-[.H10])" office:value-type="float" office:value="0.000156250000000004" calcext:value-type="float">
            <text:p>0,00015625</text:p>
          </table:table-cell>
          <table:table-cell table:formula="of:=([.E10]-[.I10])*([.E10]-[.I10])" office:value-type="float" office:value="0.34515625" calcext:value-type="float">
            <text:p>0,34515625</text:p>
          </table:table-cell>
          <table:table-cell table:number-columns-repeated="5"/>
          <table:table-cell table:formula="of:=(0.8*[.K13]/1000)/(3.52)" office:value-type="float" office:value="0.0116477272727273" calcext:value-type="float">
            <text:p>0,011647727272727</text:p>
          </table:table-cell>
          <table:table-cell table:formula="of:=(0.8*[.L13]/1000)/(3.52)" office:value-type="float" office:value="0.009375" calcext:value-type="float">
            <text:p>0,009375</text:p>
          </table:table-cell>
          <table:table-cell table:formula="of:=(0.8*[.M13]/1000)/(3.52)" office:value-type="float" office:value="0.004375" calcext:value-type="float">
            <text:p>0,004375</text:p>
          </table:table-cell>
          <table:table-cell/>
          <table:table-cell table:formula="of:=SUM([.K35]; -[.$O$28])" office:value-type="float" office:value="-0.00785795454545455" calcext:value-type="float">
            <text:p>-0,007857954545455</text:p>
          </table:table-cell>
          <table:table-cell table:formula="of:=SUM([.L35]; -[.$P$28])" office:value-type="float" office:value="-0.00572159090909091" calcext:value-type="float">
            <text:p>-0,005721590909091</text:p>
          </table:table-cell>
          <table:table-cell table:formula="of:=SUM([.M35]; -[.$Q$28])" office:value-type="float" office:value="-0.00279545454545455" calcext:value-type="float">
            <text:p>-0,002795454545455</text:p>
          </table:table-cell>
          <table:table-cell/>
          <table:table-cell table:formula="of:=((([.M14]+0.3)*(1/1000)*0.8)/3.52)-[.M14]/1000" office:value-type="float" office:value="-0.0167386363636364" calcext:value-type="float">
            <text:p>-0,016738636363636</text:p>
          </table:table-cell>
          <table:table-cell table:formula="of:=((([.M14]-0.3)*(1/1000)*0.8)/3.52)-[.M14]/1000" office:value-type="float" office:value="-0.016875" calcext:value-type="float">
            <text:p>-0,016875</text:p>
          </table:table-cell>
        </table:table-row>
        <table:table-row table:style-name="ro1">
          <table:table-cell table:number-columns-repeated="2"/>
          <table:table-cell table:formula="of:=([.C11]-[.G11])*([.C11]-[.G11])" office:value-type="float" office:value="0.330625" calcext:value-type="float">
            <text:p>0,330625</text:p>
          </table:table-cell>
          <table:table-cell table:formula="of:=([.D11]-[.H11])*([.D11]-[.H11])" office:value-type="float" office:value="0.000156250000000004" calcext:value-type="float">
            <text:p>0,00015625</text:p>
          </table:table-cell>
          <table:table-cell table:formula="of:=([.E11]-[.I11])*([.E11]-[.I11])" office:value-type="float" office:value="0.02640625" calcext:value-type="float">
            <text:p>0,02640625</text:p>
          </table:table-cell>
          <table:table-cell table:number-columns-repeated="5"/>
          <table:table-cell table:formula="of:=(0.8*[.K14]/1000)/(3.52)" office:value-type="float" office:value="0.0134659090909091" calcext:value-type="float">
            <text:p>0,013465909090909</text:p>
          </table:table-cell>
          <table:table-cell table:formula="of:=(0.8*[.L14]/1000)/(3.52)" office:value-type="float" office:value="0.0105113636363636" calcext:value-type="float">
            <text:p>0,010511363636364</text:p>
          </table:table-cell>
          <table:table-cell table:formula="of:=(0.8*[.M14]/1000)/(3.52)" office:value-type="float" office:value="0.00494318181818182" calcext:value-type="float">
            <text:p>0,004943181818182</text:p>
          </table:table-cell>
          <table:table-cell/>
          <table:table-cell table:formula="of:=SUM([.K36]; -[.$O$28])" office:value-type="float" office:value="-0.00603977272727273" calcext:value-type="float">
            <text:p>-0,006039772727273</text:p>
          </table:table-cell>
          <table:table-cell table:formula="of:=SUM([.L36]; -[.$P$28])" office:value-type="float" office:value="-0.00458522727272728" calcext:value-type="float">
            <text:p>-0,004585227272727</text:p>
          </table:table-cell>
          <table:table-cell table:formula="of:=SUM([.M36]; -[.$Q$28])" office:value-type="float" office:value="-0.00222727272727273" calcext:value-type="float">
            <text:p>-0,002227272727273</text:p>
          </table:table-cell>
          <table:table-cell/>
          <table:table-cell table:formula="of:=((([.M15]+0.3)*(1/1000)*0.8)/3.52)-[.M15]/1000" office:value-type="float" office:value="-0.0186704545454545" calcext:value-type="float">
            <text:p>-0,018670454545455</text:p>
          </table:table-cell>
          <table:table-cell table:formula="of:=((([.M15]-0.3)*(1/1000)*0.8)/3.52)-[.M15]/1000" office:value-type="float" office:value="-0.0188068181818182" calcext:value-type="float">
            <text:p>-0,018806818181818</text:p>
          </table:table-cell>
        </table:table-row>
        <table:table-row table:style-name="ro1">
          <table:table-cell table:number-columns-repeated="2"/>
          <table:table-cell table:formula="of:=([.C12]-[.G12])*([.C12]-[.G12])" office:value-type="float" office:value="0.105625" calcext:value-type="float">
            <text:p>0,105625</text:p>
          </table:table-cell>
          <table:table-cell table:formula="of:=([.D12]-[.H12])*([.D12]-[.H12])" office:value-type="float" office:value="0.23765625" calcext:value-type="float">
            <text:p>0,23765625</text:p>
          </table:table-cell>
          <table:table-cell table:formula="of:=([.E12]-[.I12])*([.E12]-[.I12])" office:value-type="float" office:value="0.11390625" calcext:value-type="float">
            <text:p>0,11390625</text:p>
          </table:table-cell>
          <table:table-cell table:number-columns-repeated="5"/>
          <table:table-cell table:formula="of:=(0.8*[.K15]/1000)/(3.52)" office:value-type="float" office:value="0.0150568181818182" calcext:value-type="float">
            <text:p>0,015056818181818</text:p>
          </table:table-cell>
          <table:table-cell table:formula="of:=(0.8*[.L15]/1000)/(3.52)" office:value-type="float" office:value="0.0117045454545455" calcext:value-type="float">
            <text:p>0,011704545454546</text:p>
          </table:table-cell>
          <table:table-cell table:formula="of:=(0.8*[.M15]/1000)/(3.52)" office:value-type="float" office:value="0.00551136363636364" calcext:value-type="float">
            <text:p>0,005511363636364</text:p>
          </table:table-cell>
          <table:table-cell/>
          <table:table-cell table:formula="of:=SUM([.K37]; -[.$O$28])" office:value-type="float" office:value="-0.00444886363636364" calcext:value-type="float">
            <text:p>-0,004448863636364</text:p>
          </table:table-cell>
          <table:table-cell table:formula="of:=SUM([.L37]; -[.$P$28])" office:value-type="float" office:value="-0.00339204545454546" calcext:value-type="float">
            <text:p>-0,003392045454545</text:p>
          </table:table-cell>
          <table:table-cell table:formula="of:=SUM([.M37]; -[.$Q$28])" office:value-type="float" office:value="-0.00165909090909091" calcext:value-type="float">
            <text:p>-0,001659090909091</text:p>
          </table:table-cell>
          <table:table-cell/>
          <table:table-cell table:formula="of:=((([.M16]+0.3)*(1/1000)*0.8)/3.52)-[.M16]/1000" office:value-type="float" office:value="-0.0209886363636364" calcext:value-type="float">
            <text:p>-0,020988636363636</text:p>
          </table:table-cell>
          <table:table-cell table:formula="of:=((([.M16]-0.3)*(1/1000)*0.8)/3.52)-[.M16]/1000" office:value-type="float" office:value="-0.021125" calcext:value-type="float">
            <text:p>-0,021125</text:p>
          </table:table-cell>
        </table:table-row>
        <table:table-row table:style-name="ro1">
          <table:table-cell table:number-columns-repeated="2"/>
          <table:table-cell table:formula="of:=([.C13]-[.G13])*([.C13]-[.G13])" office:value-type="float" office:value="1.755625" calcext:value-type="float">
            <text:p>1,755625</text:p>
          </table:table-cell>
          <table:table-cell table:formula="of:=([.D13]-[.H13])*([.D13]-[.H13])" office:value-type="float" office:value="0.0564062499999999" calcext:value-type="float">
            <text:p>0,05640625</text:p>
          </table:table-cell>
          <table:table-cell table:formula="of:=([.E13]-[.I13])*([.E13]-[.I13])" office:value-type="float" office:value="0.11390625" calcext:value-type="float">
            <text:p>0,11390625</text:p>
          </table:table-cell>
          <table:table-cell table:number-columns-repeated="5"/>
          <table:table-cell table:formula="of:=(0.8*[.K16]/1000)/(3.52)" office:value-type="float" office:value="0.016875" calcext:value-type="float">
            <text:p>0,016875</text:p>
          </table:table-cell>
          <table:table-cell table:formula="of:=(0.8*[.L16]/1000)/(3.52)" office:value-type="float" office:value="0.0132954545454545" calcext:value-type="float">
            <text:p>0,013295454545455</text:p>
          </table:table-cell>
          <table:table-cell table:formula="of:=(0.8*[.M16]/1000)/(3.52)" office:value-type="float" office:value="0.00619318181818182" calcext:value-type="float">
            <text:p>0,006193181818182</text:p>
          </table:table-cell>
          <table:table-cell/>
          <table:table-cell table:formula="of:=SUM([.K38]; -[.$O$28])" office:value-type="float" office:value="-0.00263068181818182" calcext:value-type="float">
            <text:p>-0,002630681818182</text:p>
          </table:table-cell>
          <table:table-cell table:formula="of:=SUM([.L38]; -[.$P$28])" office:value-type="float" office:value="-0.00180113636363637" calcext:value-type="float">
            <text:p>-0,001801136363636</text:p>
          </table:table-cell>
          <table:table-cell table:formula="of:=SUM([.M38]; -[.$Q$28])" office:value-type="float" office:value="-0.000977272727272728" calcext:value-type="float">
            <text:p>-0,000977272727273</text:p>
          </table:table-cell>
          <table:table-cell/>
          <table:table-cell table:formula="of:=((([.M17]+0.3)*(1/1000)*0.8)/3.52)-[.M17]/1000" office:value-type="float" office:value="-0.0229204545454545" calcext:value-type="float">
            <text:p>-0,022920454545455</text:p>
          </table:table-cell>
          <table:table-cell table:formula="of:=((([.M17]-0.3)*(1/1000)*0.8)/3.52)-[.M17]/1000" office:value-type="float" office:value="-0.0230568181818182" calcext:value-type="float">
            <text:p>-0,023056818181818</text:p>
          </table:table-cell>
        </table:table-row>
        <table:table-row table:style-name="ro1">
          <table:table-cell table:number-columns-repeated="2"/>
          <table:table-cell table:formula="of:=([.C14]-[.G14])*([.C14]-[.G14])" office:value-type="float" office:value="0.0306249999999999" calcext:value-type="float">
            <text:p>0,030625</text:p>
          </table:table-cell>
          <table:table-cell table:formula="of:=([.D14]-[.H14])*([.D14]-[.H14])" office:value-type="float" office:value="0.97515625" calcext:value-type="float">
            <text:p>0,97515625</text:p>
          </table:table-cell>
          <table:table-cell table:formula="of:=([.E14]-[.I14])*([.E14]-[.I14])" office:value-type="float" office:value="0.11390625" calcext:value-type="float">
            <text:p>0,11390625</text:p>
          </table:table-cell>
          <table:table-cell table:number-columns-repeated="5"/>
          <table:table-cell table:formula="of:=(0.8*[.K17]/1000)/(3.52)" office:value-type="float" office:value="0.0185795454545455" calcext:value-type="float">
            <text:p>0,018579545454546</text:p>
          </table:table-cell>
          <table:table-cell table:formula="of:=(0.8*[.L17]/1000)/(3.52)" office:value-type="float" office:value="0.0146022727272727" calcext:value-type="float">
            <text:p>0,014602272727273</text:p>
          </table:table-cell>
          <table:table-cell table:formula="of:=(0.8*[.M17]/1000)/(3.52)" office:value-type="float" office:value="0.00676136363636364" calcext:value-type="float">
            <text:p>0,006761363636364</text:p>
          </table:table-cell>
          <table:table-cell/>
          <table:table-cell table:formula="of:=SUM([.K39]; -[.$O$28])" office:value-type="float" office:value="-0.000926136363636365" calcext:value-type="float">
            <text:p>-0,000926136363636</text:p>
          </table:table-cell>
          <table:table-cell table:formula="of:=SUM([.L39]; -[.$P$28])" office:value-type="float" office:value="-0.000494318181818183" calcext:value-type="float">
            <text:p>-0,000494318181818</text:p>
          </table:table-cell>
          <table:table-cell table:formula="of:=SUM([.M39]; -[.$Q$28])" office:value-type="float" office:value="-0.00040909090909091" calcext:value-type="float">
            <text:p>-0,000409090909091</text:p>
          </table:table-cell>
          <table:table-cell/>
          <table:table-cell table:formula="of:=((([.M18]+0.3)*(1/1000)*0.8)/3.52)-[.M18]/1000" office:value-type="float" office:value="-0.0252386363636364" calcext:value-type="float">
            <text:p>-0,025238636363636</text:p>
          </table:table-cell>
          <table:table-cell table:formula="of:=((([.M18]-0.3)*(1/1000)*0.8)/3.52)-[.M18]/1000" office:value-type="float" office:value="-0.025375" calcext:value-type="float">
            <text:p>-0,025375</text:p>
          </table:table-cell>
        </table:table-row>
        <table:table-row table:style-name="ro1">
          <table:table-cell table:number-columns-repeated="2"/>
          <table:table-cell table:formula="of:=([.C15]-[.G15])*([.C15]-[.G15])" office:value-type="float" office:value="0.680625" calcext:value-type="float">
            <text:p>0,680625</text:p>
          </table:table-cell>
          <table:table-cell table:formula="of:=([.D15]-[.H15])*([.D15]-[.H15])" office:value-type="float" office:value="0.54390625" calcext:value-type="float">
            <text:p>0,54390625</text:p>
          </table:table-cell>
          <table:table-cell table:formula="of:=([.E15]-[.I15])*([.E15]-[.I15])" office:value-type="float" office:value="0.11390625" calcext:value-type="float">
            <text:p>0,11390625</text:p>
          </table:table-cell>
          <table:table-cell table:number-columns-repeated="5"/>
          <table:table-cell table:formula="of:=(0.8*[.K18]/1000)/(3.52)" office:value-type="float" office:value="0.0201704545454545" calcext:value-type="float">
            <text:p>0,020170454545455</text:p>
          </table:table-cell>
          <table:table-cell table:formula="of:=(0.8*[.L18]/1000)/(3.52)" office:value-type="float" office:value="0.0157386363636364" calcext:value-type="float">
            <text:p>0,015738636363636</text:p>
          </table:table-cell>
          <table:table-cell table:formula="of:=(0.8*[.M18]/1000)/(3.52)" office:value-type="float" office:value="0.00744318181818182" calcext:value-type="float">
            <text:p>0,007443181818182</text:p>
          </table:table-cell>
          <table:table-cell/>
          <table:table-cell table:formula="of:=SUM([.K40]; -[.$O$28])" office:value-type="float" office:value="0.000664772727272726" calcext:value-type="float">
            <text:p>0,000664772727273</text:p>
          </table:table-cell>
          <table:table-cell table:formula="of:=SUM([.L40]; -[.$P$28])" office:value-type="float" office:value="0.000642045454545452" calcext:value-type="float">
            <text:p>0,000642045454545</text:p>
          </table:table-cell>
          <table:table-cell table:formula="of:=SUM([.M40]; -[.$Q$28])" office:value-type="float" office:value="0.000272727272727273" calcext:value-type="float">
            <text:p>0,000272727272727</text:p>
          </table:table-cell>
          <table:table-cell/>
          <table:table-cell table:formula="of:=((([.M19]+0.3)*(1/1000)*0.8)/3.52)-[.M19]/1000" office:value-type="float" office:value="-0.0275568181818182" calcext:value-type="float">
            <text:p>-0,027556818181818</text:p>
          </table:table-cell>
          <table:table-cell table:formula="of:=((([.M19]-0.3)*(1/1000)*0.8)/3.52)-[.M19]/1000" office:value-type="float" office:value="-0.0276931818181818" calcext:value-type="float">
            <text:p>-0,027693181818182</text:p>
          </table:table-cell>
        </table:table-row>
        <table:table-row table:style-name="ro1">
          <table:table-cell table:number-columns-repeated="2"/>
          <table:table-cell table:formula="of:=([.C16]-[.G16])*([.C16]-[.G16])" office:value-type="float" office:value="0.0306249999999999" calcext:value-type="float">
            <text:p>0,030625</text:p>
          </table:table-cell>
          <table:table-cell table:formula="of:=([.D16]-[.H16])*([.D16]-[.H16])" office:value-type="float" office:value="1.02515625" calcext:value-type="float">
            <text:p>1,02515625</text:p>
          </table:table-cell>
          <table:table-cell table:formula="of:=([.E16]-[.I16])*([.E16]-[.I16])" office:value-type="float" office:value="0.02640625" calcext:value-type="float">
            <text:p>0,02640625</text:p>
          </table:table-cell>
          <table:table-cell table:number-columns-repeated="5"/>
          <table:table-cell table:formula="of:=(0.8*[.K19]/1000)/(3.52)" office:value-type="float" office:value="0.0219318181818182" calcext:value-type="float">
            <text:p>0,021931818181818</text:p>
          </table:table-cell>
          <table:table-cell table:formula="of:=(0.8*[.L19]/1000)/(3.52)" office:value-type="float" office:value="0.016875" calcext:value-type="float">
            <text:p>0,016875</text:p>
          </table:table-cell>
          <table:table-cell table:formula="of:=(0.8*[.M19]/1000)/(3.52)" office:value-type="float" office:value="0.008125" calcext:value-type="float">
            <text:p>0,008125</text:p>
          </table:table-cell>
          <table:table-cell/>
          <table:table-cell table:formula="of:=SUM([.K41]; -[.$O$28])" office:value-type="float" office:value="0.00242613636363637" calcext:value-type="float">
            <text:p>0,002426136363636</text:p>
          </table:table-cell>
          <table:table-cell table:formula="of:=SUM([.L41]; -[.$P$28])" office:value-type="float" office:value="0.00177840909090909" calcext:value-type="float">
            <text:p>0,001778409090909</text:p>
          </table:table-cell>
          <table:table-cell table:formula="of:=SUM([.M41]; -[.$Q$28])" office:value-type="float" office:value="0.000954545454545454" calcext:value-type="float">
            <text:p>0,000954545454545</text:p>
          </table:table-cell>
          <table:table-cell/>
          <table:table-cell table:formula="of:=((([.M20]+0.3)*(1/1000)*0.8)/3.52)-[.M20]/1000" office:value-type="float" office:value="-0.0294886363636364" calcext:value-type="float">
            <text:p>-0,029488636363636</text:p>
          </table:table-cell>
          <table:table-cell table:formula="of:=((([.M20]-0.3)*(1/1000)*0.8)/3.52)-[.M20]/1000" office:value-type="float" office:value="-0.029625" calcext:value-type="float">
            <text:p>-0,029625</text:p>
          </table:table-cell>
        </table:table-row>
        <table:table-row table:style-name="ro1">
          <table:table-cell table:number-columns-repeated="2"/>
          <table:table-cell table:formula="of:=([.C17]-[.G17])*([.C17]-[.G17])" office:value-type="float" office:value="0.105625" calcext:value-type="float">
            <text:p>0,105625</text:p>
          </table:table-cell>
          <table:table-cell table:formula="of:=([.D17]-[.H17])*([.D17]-[.H17])" office:value-type="float" office:value="0.0564062499999999" calcext:value-type="float">
            <text:p>0,05640625</text:p>
          </table:table-cell>
          <table:table-cell table:formula="of:=([.E17]-[.I17])*([.E17]-[.I17])" office:value-type="float" office:value="0.11390625" calcext:value-type="float">
            <text:p>0,11390625</text:p>
          </table:table-cell>
          <table:table-cell table:number-columns-repeated="5"/>
          <table:table-cell table:formula="of:=(0.8*[.K20]/1000)/(3.52)" office:value-type="float" office:value="0.0236363636363636" calcext:value-type="float">
            <text:p>0,023636363636364</text:p>
          </table:table-cell>
          <table:table-cell table:formula="of:=(0.8*[.L20]/1000)/(3.52)" office:value-type="float" office:value="0.0182954545454545" calcext:value-type="float">
            <text:p>0,018295454545455</text:p>
          </table:table-cell>
          <table:table-cell table:formula="of:=(0.8*[.M20]/1000)/(3.52)" office:value-type="float" office:value="0.00869318181818182" calcext:value-type="float">
            <text:p>0,008693181818182</text:p>
          </table:table-cell>
          <table:table-cell/>
          <table:table-cell table:formula="of:=SUM([.K42]; -[.$O$28])" office:value-type="float" office:value="0.00413068181818182" calcext:value-type="float">
            <text:p>0,004130681818182</text:p>
          </table:table-cell>
          <table:table-cell table:formula="of:=SUM([.L42]; -[.$P$28])" office:value-type="float" office:value="0.00319886363636363" calcext:value-type="float">
            <text:p>0,003198863636364</text:p>
          </table:table-cell>
          <table:table-cell table:formula="of:=SUM([.M42]; -[.$Q$28])" office:value-type="float" office:value="0.00152272727272727" calcext:value-type="float">
            <text:p>0,001522727272727</text:p>
          </table:table-cell>
          <table:table-cell/>
          <table:table-cell table:formula="of:=((([.M21]+0.3)*(1/1000)*0.8)/3.52)-[.M21]/1000" office:value-type="float" office:value="-0.0314204545454545" calcext:value-type="float">
            <text:p>-0,031420454545455</text:p>
          </table:table-cell>
          <table:table-cell table:formula="of:=((([.M21]-0.3)*(1/1000)*0.8)/3.52)-[.M21]/1000" office:value-type="float" office:value="-0.0315568181818182" calcext:value-type="float">
            <text:p>-0,031556818181818</text:p>
          </table:table-cell>
        </table:table-row>
        <table:table-row table:style-name="ro1">
          <table:table-cell table:number-columns-repeated="2"/>
          <table:table-cell table:formula="of:=([.C18]-[.G18])*([.C18]-[.G18])" office:value-type="float" office:value="0.680625" calcext:value-type="float">
            <text:p>0,680625</text:p>
          </table:table-cell>
          <table:table-cell table:formula="of:=([.D18]-[.H18])*([.D18]-[.H18])" office:value-type="float" office:value="0.97515625" calcext:value-type="float">
            <text:p>0,97515625</text:p>
          </table:table-cell>
          <table:table-cell table:formula="of:=([.E18]-[.I18])*([.E18]-[.I18])" office:value-type="float" office:value="0.02640625" calcext:value-type="float">
            <text:p>0,02640625</text:p>
          </table:table-cell>
          <table:table-cell table:number-columns-repeated="5"/>
          <table:table-cell table:formula="of:=(0.8*[.K21]/1000)/(3.52)" office:value-type="float" office:value="0.0253409090909091" calcext:value-type="float">
            <text:p>0,025340909090909</text:p>
          </table:table-cell>
          <table:table-cell table:formula="of:=(0.8*[.L21]/1000)/(3.52)" office:value-type="float" office:value="0.0194318181818182" calcext:value-type="float">
            <text:p>0,019431818181818</text:p>
          </table:table-cell>
          <table:table-cell table:formula="of:=(0.8*[.M21]/1000)/(3.52)" office:value-type="float" office:value="0.00926136363636364" calcext:value-type="float">
            <text:p>0,009261363636364</text:p>
          </table:table-cell>
          <table:table-cell/>
          <table:table-cell table:formula="of:=SUM([.K43]; -[.$O$28])" office:value-type="float" office:value="0.00583522727272727" calcext:value-type="float">
            <text:p>0,005835227272727</text:p>
          </table:table-cell>
          <table:table-cell table:formula="of:=SUM([.L43]; -[.$P$28])" office:value-type="float" office:value="0.00433522727272727" calcext:value-type="float">
            <text:p>0,004335227272727</text:p>
          </table:table-cell>
          <table:table-cell table:formula="of:=SUM([.M43]; -[.$Q$28])" office:value-type="float" office:value="0.00209090909090909" calcext:value-type="float">
            <text:p>0,002090909090909</text:p>
          </table:table-cell>
          <table:table-cell/>
          <table:table-cell table:formula="of:=((([.M22]+0.3)*(1/1000)*0.8)/3.52)-[.M22]/1000" office:value-type="float" office:value="-0.0333522727272727" calcext:value-type="float">
            <text:p>-0,033352272727273</text:p>
          </table:table-cell>
          <table:table-cell table:formula="of:=((([.M22]-0.3)*(1/1000)*0.8)/3.52)-[.M22]/1000" office:value-type="float" office:value="-0.0334886363636364" calcext:value-type="float">
            <text:p>-0,033488636363636</text:p>
          </table:table-cell>
        </table:table-row>
        <table:table-row table:style-name="ro1">
          <table:table-cell table:number-columns-repeated="2"/>
          <table:table-cell table:formula="of:=([.C19]-[.G19])*([.C19]-[.G19])" office:value-type="float" office:value="0.00562500000000003" calcext:value-type="float">
            <text:p>0,005625</text:p>
          </table:table-cell>
          <table:table-cell table:formula="of:=([.D19]-[.H19])*([.D19]-[.H19])" office:value-type="float" office:value="0.97515625" calcext:value-type="float">
            <text:p>0,97515625</text:p>
          </table:table-cell>
          <table:table-cell table:formula="of:=([.E19]-[.I19])*([.E19]-[.I19])" office:value-type="float" office:value="0.02640625" calcext:value-type="float">
            <text:p>0,02640625</text:p>
          </table:table-cell>
          <table:table-cell table:number-columns-repeated="5"/>
          <table:table-cell table:formula="of:=(0.8*[.K22]/1000)/(3.52)" office:value-type="float" office:value="0.0270454545454545" calcext:value-type="float">
            <text:p>0,027045454545455</text:p>
          </table:table-cell>
          <table:table-cell table:formula="of:=(0.8*[.L22]/1000)/(3.52)" office:value-type="float" office:value="0.0206818181818182" calcext:value-type="float">
            <text:p>0,020681818181818</text:p>
          </table:table-cell>
          <table:table-cell table:formula="of:=(0.8*[.M22]/1000)/(3.52)" office:value-type="float" office:value="0.00982954545454545" calcext:value-type="float">
            <text:p>0,009829545454545</text:p>
          </table:table-cell>
          <table:table-cell/>
          <table:table-cell table:formula="of:=SUM([.K44]; -[.$O$28])" office:value-type="float" office:value="0.00753977272727273" calcext:value-type="float">
            <text:p>0,007539772727273</text:p>
          </table:table-cell>
          <table:table-cell table:formula="of:=SUM([.L44]; -[.$P$28])" office:value-type="float" office:value="0.00558522727272727" calcext:value-type="float">
            <text:p>0,005585227272727</text:p>
          </table:table-cell>
          <table:table-cell table:formula="of:=SUM([.M44]; -[.$Q$28])" office:value-type="float" office:value="0.00265909090909091" calcext:value-type="float">
            <text:p>0,002659090909091</text:p>
          </table:table-cell>
          <table:table-cell/>
          <table:table-cell table:formula="of:=((([.M23]+0.3)*(1/1000)*0.8)/3.52)-[.M23]/1000" office:value-type="float" office:value="-0.0352840909090909" calcext:value-type="float">
            <text:p>-0,035284090909091</text:p>
          </table:table-cell>
          <table:table-cell table:formula="of:=((([.M23]-0.3)*(1/1000)*0.8)/3.52)-[.M23]/1000" office:value-type="float" office:value="-0.0354204545454545" calcext:value-type="float">
            <text:p>-0,035420454545455</text:p>
          </table:table-cell>
        </table:table-row>
        <table:table-row table:style-name="ro1">
          <table:table-cell table:number-columns-repeated="2"/>
          <table:table-cell table:formula="of:=([.C20]-[.G20])*([.C20]-[.G20])" office:value-type="float" office:value="0.105625" calcext:value-type="float">
            <text:p>0,105625</text:p>
          </table:table-cell>
          <table:table-cell table:formula="of:=([.D20]-[.H20])*([.D20]-[.H20])" office:value-type="float" office:value="0.0689062500000001" calcext:value-type="float">
            <text:p>0,06890625</text:p>
          </table:table-cell>
          <table:table-cell table:formula="of:=([.E20]-[.I20])*([.E20]-[.I20])" office:value-type="float" office:value="0.11390625" calcext:value-type="float">
            <text:p>0,11390625</text:p>
          </table:table-cell>
          <table:table-cell table:number-columns-repeated="5"/>
          <table:table-cell table:formula="of:=(0.8*[.K23]/1000)/(3.52)" office:value-type="float" office:value="0.02875" calcext:value-type="float">
            <text:p>0,02875</text:p>
          </table:table-cell>
          <table:table-cell table:formula="of:=(0.8*[.L23]/1000)/(3.52)" office:value-type="float" office:value="0.021875" calcext:value-type="float">
            <text:p>0,021875</text:p>
          </table:table-cell>
          <table:table-cell table:formula="of:=(0.8*[.M23]/1000)/(3.52)" office:value-type="float" office:value="0.0103977272727273" calcext:value-type="float">
            <text:p>0,010397727272727</text:p>
          </table:table-cell>
          <table:table-cell/>
          <table:table-cell table:formula="of:=SUM([.K45]; -[.$O$28])" office:value-type="float" office:value="0.00924431818181818" calcext:value-type="float">
            <text:p>0,009244318181818</text:p>
          </table:table-cell>
          <table:table-cell table:formula="of:=SUM([.L45]; -[.$P$28])" office:value-type="float" office:value="0.00677840909090909" calcext:value-type="float">
            <text:p>0,006778409090909</text:p>
          </table:table-cell>
          <table:table-cell table:formula="of:=SUM([.M45]; -[.$Q$28])" office:value-type="float" office:value="0.00322727272727273" calcext:value-type="float">
            <text:p>0,003227272727273</text:p>
          </table:table-cell>
          <table:table-cell/>
          <table:table-cell table:formula="of:=((([.M24]+0.3)*(1/1000)*0.8)/3.52)-[.M24]/1000" office:value-type="float" office:value="-0.0376022727272727" calcext:value-type="float">
            <text:p>-0,037602272727273</text:p>
          </table:table-cell>
          <table:table-cell table:formula="of:=((([.M24]-0.3)*(1/1000)*0.8)/3.52)-[.M24]/1000" office:value-type="float" office:value="-0.0377386363636364" calcext:value-type="float">
            <text:p>-0,037738636363636</text:p>
          </table:table-cell>
        </table:table-row>
        <table:table-row table:style-name="ro1">
          <table:table-cell table:number-columns-repeated="2"/>
          <table:table-cell table:formula="of:=([.C21]-[.G21])*([.C21]-[.G21])" office:value-type="float" office:value="0.105625" calcext:value-type="float">
            <text:p>0,105625</text:p>
          </table:table-cell>
          <table:table-cell table:formula="of:=([.D21]-[.H21])*([.D21]-[.H21])" office:value-type="float" office:value="0.97515625" calcext:value-type="float">
            <text:p>0,97515625</text:p>
          </table:table-cell>
          <table:table-cell table:formula="of:=([.E21]-[.I21])*([.E21]-[.I21])" office:value-type="float" office:value="0.11390625" calcext:value-type="float">
            <text:p>0,11390625</text:p>
          </table:table-cell>
          <table:table-cell table:number-columns-repeated="5"/>
          <table:table-cell table:formula="of:=(0.8*[.K24]/1000)/(3.52)" office:value-type="float" office:value="0.0303409090909091" calcext:value-type="float">
            <text:p>0,030340909090909</text:p>
          </table:table-cell>
          <table:table-cell table:formula="of:=(0.8*[.L24]/1000)/(3.52)" office:value-type="float" office:value="0.0232386363636364" calcext:value-type="float">
            <text:p>0,023238636363636</text:p>
          </table:table-cell>
          <table:table-cell table:formula="of:=(0.8*[.M24]/1000)/(3.52)" office:value-type="float" office:value="0.0110795454545455" calcext:value-type="float">
            <text:p>0,011079545454546</text:p>
          </table:table-cell>
          <table:table-cell/>
          <table:table-cell table:formula="of:=SUM([.K46]; -[.$O$28])" office:value-type="float" office:value="0.0108352272727273" calcext:value-type="float">
            <text:p>0,010835227272727</text:p>
          </table:table-cell>
          <table:table-cell table:formula="of:=SUM([.L46]; -[.$P$28])" office:value-type="float" office:value="0.00814204545454546" calcext:value-type="float">
            <text:p>0,008142045454545</text:p>
          </table:table-cell>
          <table:table-cell table:formula="of:=SUM([.M46]; -[.$Q$28])" office:value-type="float" office:value="0.00390909090909091" calcext:value-type="float">
            <text:p>0,003909090909091</text:p>
          </table:table-cell>
          <table:table-cell/>
          <table:table-cell table:formula="of:=((([.M25]+0.3)*(1/1000)*0.8)/3.52)-[.M25]/1000" office:value-type="float" office:value="-0.0399204545454545" calcext:value-type="float">
            <text:p>-0,039920454545455</text:p>
          </table:table-cell>
          <table:table-cell table:formula="of:=((([.M25]-0.3)*(1/1000)*0.8)/3.52)-[.M25]/1000" office:value-type="float" office:value="-0.0400568181818182" calcext:value-type="float">
            <text:p>-0,040056818181818</text:p>
          </table:table-cell>
        </table:table-row>
        <table:table-row table:style-name="ro1">
          <table:table-cell table:number-columns-repeated="2"/>
          <table:table-cell table:formula="of:=([.C22]-[.G22])*([.C22]-[.G22])" office:value-type="float" office:value="0.105625" calcext:value-type="float">
            <text:p>0,105625</text:p>
          </table:table-cell>
          <table:table-cell table:formula="of:=([.D22]-[.H22])*([.D22]-[.H22])" office:value-type="float" office:value="0.23765625" calcext:value-type="float">
            <text:p>0,23765625</text:p>
          </table:table-cell>
          <table:table-cell table:formula="of:=([.E22]-[.I22])*([.E22]-[.I22])" office:value-type="float" office:value="0.11390625" calcext:value-type="float">
            <text:p>0,11390625</text:p>
          </table:table-cell>
          <table:table-cell table:number-columns-repeated="5"/>
          <table:table-cell table:formula="of:=(0.8*[.K25]/1000)/(3.52)" office:value-type="float" office:value="0.0321590909090909" calcext:value-type="float">
            <text:p>0,032159090909091</text:p>
          </table:table-cell>
          <table:table-cell table:formula="of:=(0.8*[.L25]/1000)/(3.52)" office:value-type="float" office:value="0.0244886363636364" calcext:value-type="float">
            <text:p>0,024488636363636</text:p>
          </table:table-cell>
          <table:table-cell table:formula="of:=(0.8*[.M25]/1000)/(3.52)" office:value-type="float" office:value="0.0117613636363636" calcext:value-type="float">
            <text:p>0,011761363636364</text:p>
          </table:table-cell>
          <table:table-cell/>
          <table:table-cell table:formula="of:=SUM([.K47]; -[.$O$28])" office:value-type="float" office:value="0.0126534090909091" calcext:value-type="float">
            <text:p>0,012653409090909</text:p>
          </table:table-cell>
          <table:table-cell table:formula="of:=SUM([.L47]; -[.$P$28])" office:value-type="float" office:value="0.00939204545454545" calcext:value-type="float">
            <text:p>0,009392045454545</text:p>
          </table:table-cell>
          <table:table-cell table:formula="of:=SUM([.M47]; -[.$Q$28])" office:value-type="float" office:value="0.00459090909090909" calcext:value-type="float">
            <text:p>0,004590909090909</text:p>
          </table:table-cell>
          <table:table-cell/>
          <table:table-cell table:formula="of:=((([.M26]+0.3)*(1/1000)*0.8)/3.52)-[.M26]/1000" office:value-type="float" office:value="-0.0418522727272727" calcext:value-type="float">
            <text:p>-0,041852272727273</text:p>
          </table:table-cell>
          <table:table-cell table:formula="of:=((([.M26]-0.3)*(1/1000)*0.8)/3.52)-[.M26]/1000" office:value-type="float" office:value="-0.0419886363636364" calcext:value-type="float">
            <text:p>-0,041988636363636</text:p>
          </table:table-cell>
        </table:table-row>
        <table:table-row table:style-name="ro1">
          <table:table-cell table:number-columns-repeated="2"/>
          <table:table-cell table:formula="of:=([.C23]-[.G23])*([.C23]-[.G23])" office:value-type="float" office:value="0.105625" calcext:value-type="float">
            <text:p>0,105625</text:p>
          </table:table-cell>
          <table:table-cell table:formula="of:=([.D23]-[.H23])*([.D23]-[.H23])" office:value-type="float" office:value="0.54390625" calcext:value-type="float">
            <text:p>0,54390625</text:p>
          </table:table-cell>
          <table:table-cell table:formula="of:=([.E23]-[.I23])*([.E23]-[.I23])" office:value-type="float" office:value="0.11390625" calcext:value-type="float">
            <text:p>0,11390625</text:p>
          </table:table-cell>
          <table:table-cell table:number-columns-repeated="5"/>
          <table:table-cell table:formula="of:=(0.8*[.K26]/1000)/(3.52)" office:value-type="float" office:value="0.0338636363636364" calcext:value-type="float">
            <text:p>0,033863636363636</text:p>
          </table:table-cell>
          <table:table-cell table:formula="of:=(0.8*[.L26]/1000)/(3.52)" office:value-type="float" office:value="0.0257386363636364" calcext:value-type="float">
            <text:p>0,025738636363636</text:p>
          </table:table-cell>
          <table:table-cell table:formula="of:=(0.8*[.M26]/1000)/(3.52)" office:value-type="float" office:value="0.0123295454545455" calcext:value-type="float">
            <text:p>0,012329545454546</text:p>
          </table:table-cell>
          <table:table-cell/>
          <table:table-cell table:formula="of:=SUM([.K48]; -[.$O$28])" office:value-type="float" office:value="0.0143579545454545" calcext:value-type="float">
            <text:p>0,014357954545455</text:p>
          </table:table-cell>
          <table:table-cell table:formula="of:=SUM([.L48]; -[.$P$28])" office:value-type="float" office:value="0.0106420454545455" calcext:value-type="float">
            <text:p>0,010642045454546</text:p>
          </table:table-cell>
          <table:table-cell table:formula="of:=SUM([.M48]; -[.$Q$28])" office:value-type="float" office:value="0.00515909090909091" calcext:value-type="float">
            <text:p>0,005159090909091</text:p>
          </table:table-cell>
          <table:table-cell/>
          <table:table-cell table:formula="of:=((([.M27]+0.3)*(1/1000)*0.8)/3.52)-[.M27]/1000" office:value-type="float" office:value="-0.0437840909090909" calcext:value-type="float">
            <text:p>-0,043784090909091</text:p>
          </table:table-cell>
          <table:table-cell table:formula="of:=((([.M27]-0.3)*(1/1000)*0.8)/3.52)-[.M27]/1000" office:value-type="float" office:value="-0.0439204545454546" calcext:value-type="float">
            <text:p>-0,043920454545455</text:p>
          </table:table-cell>
        </table:table-row>
        <table:table-row table:style-name="ro1">
          <table:table-cell table:number-columns-repeated="2"/>
          <table:table-cell table:formula="of:=([.C24]-[.G24])*([.C24]-[.G24])" office:value-type="float" office:value="0.680625" calcext:value-type="float">
            <text:p>0,680625</text:p>
          </table:table-cell>
          <table:table-cell table:formula="of:=([.D24]-[.H24])*([.D24]-[.H24])" office:value-type="float" office:value="0.000156250000000004" calcext:value-type="float">
            <text:p>0,00015625</text:p>
          </table:table-cell>
          <table:table-cell table:formula="of:=([.E24]-[.I24])*([.E24]-[.I24])" office:value-type="float" office:value="0.02640625" calcext:value-type="float">
            <text:p>0,02640625</text:p>
          </table:table-cell>
          <table:table-cell table:number-columns-repeated="5"/>
          <table:table-cell table:formula="of:=(0.8*[.K27]/1000)/(3.52)" office:value-type="float" office:value="0.0355681818181818" calcext:value-type="float">
            <text:p>0,035568181818182</text:p>
          </table:table-cell>
          <table:table-cell table:formula="of:=(0.8*[.L27]/1000)/(3.52)" office:value-type="float" office:value="0.0272159090909091" calcext:value-type="float">
            <text:p>0,027215909090909</text:p>
          </table:table-cell>
          <table:table-cell table:formula="of:=(0.8*[.M27]/1000)/(3.52)" office:value-type="float" office:value="0.0128977272727273" calcext:value-type="float">
            <text:p>0,012897727272727</text:p>
          </table:table-cell>
          <table:table-cell/>
          <table:table-cell table:formula="of:=SUM([.K49]; -[.$O$28])" office:value-type="float" office:value="0.0160625" calcext:value-type="float">
            <text:p>0,0160625</text:p>
          </table:table-cell>
          <table:table-cell table:formula="of:=SUM([.L49]; -[.$P$28])" office:value-type="float" office:value="0.0121193181818182" calcext:value-type="float">
            <text:p>0,012119318181818</text:p>
          </table:table-cell>
          <table:table-cell table:formula="of:=SUM([.M49]; -[.$Q$28])" office:value-type="float" office:value="0.00572727272727273" calcext:value-type="float">
            <text:p>0,005727272727273</text:p>
          </table:table-cell>
          <table:table-cell/>
          <table:table-cell table:formula="of:=((([.M28]+0.3)*(1/1000)*0.8)/3.52)-[.M28]/1000" office:value-type="float" office:value="0.0000681818181818182" calcext:value-type="float">
            <text:p>6,81818181818182E-05</text:p>
          </table:table-cell>
          <table:table-cell table:formula="of:=((([.M28]-0.3)*(1/1000)*0.8)/3.52)-[.M28]/1000" office:value-type="float" office:value="-0.0000681818181818182" calcext:value-type="float">
            <text:p>-6,81818181818182E-05</text:p>
          </table:table-cell>
        </table:table-row>
        <table:table-row table:style-name="ro1">
          <table:table-cell table:number-columns-repeated="2"/>
          <table:table-cell table:formula="of:=([.C25]-[.G25])*([.C25]-[.G25])" office:value-type="float" office:value="0.0306249999999999" calcext:value-type="float">
            <text:p>0,030625</text:p>
          </table:table-cell>
          <table:table-cell table:formula="of:=([.D25]-[.H25])*([.D25]-[.H25])" office:value-type="float" office:value="0.23765625" calcext:value-type="float">
            <text:p>0,23765625</text:p>
          </table:table-cell>
          <table:table-cell table:formula="of:=([.E25]-[.I25])*([.E25]-[.I25])" office:value-type="float" office:value="0.02640625" calcext:value-type="float">
            <text:p>0,0264062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([.C26]-[.G26])*([.C26]-[.G26])" office:value-type="float" office:value="0.105625" calcext:value-type="float">
            <text:p>0,105625</text:p>
          </table:table-cell>
          <table:table-cell table:formula="of:=([.D26]-[.H26])*([.D26]-[.H26])" office:value-type="float" office:value="0.23765625" calcext:value-type="float">
            <text:p>0,23765625</text:p>
          </table:table-cell>
          <table:table-cell table:formula="of:=([.E26]-[.I26])*([.E26]-[.I26])" office:value-type="float" office:value="0.11390625" calcext:value-type="float">
            <text:p>0,11390625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formula="of:=(9.81*[.B7]*0.05*0.8*0.8*0.8)/([.K7]*(3.141592653*1296)/4)" office:value-type="float" office:value="0.0000328967372805185" calcext:value-type="float">
            <text:p>3,28967372805185E-05</text:p>
          </table:table-cell>
          <table:table-cell table:formula="of:=(9.81*[.B7]*0.05*0.8*0.8*0.8)/([.L7]*(3.141592653*915.0625)/4)" office:value-type="float" office:value="0.0000499195076630816" calcext:value-type="float">
            <text:p>4,99195076630816E-05</text:p>
          </table:table-cell>
          <table:table-cell table:formula="of:=(9.81*[.B7]*0.05*0.8*0.8*0.8)/([.M7]*(3.141592653*915.0625)/4)" office:value-type="float" office:value="0.0000998390153261631" calcext:value-type="float">
            <text:p>9,98390153261631E-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([.C27]-[.G27])*([.C27]-[.G27])" office:value-type="float" office:value="0.105625" calcext:value-type="float">
            <text:p>0,105625</text:p>
          </table:table-cell>
          <table:table-cell table:formula="of:=([.D27]-[.H27])*([.D27]-[.H27])" office:value-type="float" office:value="0.26265625" calcext:value-type="float">
            <text:p>0,26265625</text:p>
          </table:table-cell>
          <table:table-cell table:formula="of:=([.E27]-[.I27])*([.E27]-[.I27])" office:value-type="float" office:value="0.11390625" calcext:value-type="float">
            <text:p>0,11390625</text:p>
          </table:table-cell>
          <table:table-cell table:number-columns-repeated="5"/>
          <table:table-cell table:formula="of:=(9.81*[.B8]*0.05*0.8*0.8*0.8)/([.K8]*(3.141592653*1296)/4)" office:value-type="float" office:value="0.0000328967372805185" calcext:value-type="float">
            <text:p>3,28967372805185E-05</text:p>
          </table:table-cell>
          <table:table-cell table:formula="of:=(9.81*[.B8]*0.05*0.8*0.8*0.8)/([.L8]*(3.141592653*915.0625)/4)" office:value-type="float" office:value="0.0000559098485826514" calcext:value-type="float">
            <text:p>5,59098485826514E-05</text:p>
          </table:table-cell>
          <table:table-cell table:formula="of:=(9.81*[.B8]*0.05*0.8*0.8*0.8)/([.M8]*(3.141592653*915.0625)/4)" office:value-type="float" office:value="0.000116478851213857" calcext:value-type="float">
            <text:p>0,000116478851214</text:p>
          </table:table-cell>
          <table:table-cell table:number-columns-repeated="7"/>
        </table:table-row>
        <table:table-row table:style-name="ro1">
          <table:table-cell table:number-columns-repeated="10"/>
          <table:table-cell table:formula="of:=(9.81*[.B9]*0.05*0.8*0.8*0.8)/([.K9]*(3.141592653*1296)/4)" office:value-type="float" office:value="0.0000328967372805185" calcext:value-type="float">
            <text:p>3,28967372805185E-05</text:p>
          </table:table-cell>
          <table:table-cell table:formula="of:=(9.81*[.B9]*0.05*0.8*0.8*0.8)/([.L9]*(3.141592653*915.0625)/4)" office:value-type="float" office:value="0.0000582394256069285" calcext:value-type="float">
            <text:p>5,82394256069285E-05</text:p>
          </table:table-cell>
          <table:table-cell table:formula="of:=(9.81*[.B9]*0.05*0.8*0.8*0.8)/([.M9]*(3.141592653*915.0625)/4)" office:value-type="float" office:value="0.000116478851213857" calcext:value-type="float">
            <text:p>0,00011647885121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Varianz</text:p>
          </table:table-cell>
          <table:covered-table-cell/>
          <table:table-cell table:formula="of:=SUM([.C32:.C52])/20" office:value-type="float" office:value="0.27465625" calcext:value-type="float">
            <text:p>0,27465625</text:p>
          </table:table-cell>
          <table:table-cell table:formula="of:=SUM([.D32:.D52])/20" office:value-type="float" office:value="0.4454765625" calcext:value-type="float">
            <text:p>0,4454765625</text:p>
          </table:table-cell>
          <table:table-cell table:formula="of:=SUM([.E32:.E52])/20" office:value-type="float" office:value="0.1167890625" calcext:value-type="float">
            <text:p>0,1167890625</text:p>
          </table:table-cell>
          <table:table-cell table:number-columns-repeated="5"/>
          <table:table-cell table:formula="of:=(9.81*[.B10]*0.05*0.8*0.8*0.8)/([.K10]*(3.141592653*1296)/4)" office:value-type="float" office:value="0.0000328967372805185" calcext:value-type="float">
            <text:p>3,28967372805185E-05</text:p>
          </table:table-cell>
          <table:table-cell table:formula="of:=(9.81*[.B10]*0.05*0.8*0.8*0.8)/([.L10]*(3.141592653*915.0625)/4)" office:value-type="float" office:value="0.0000582394256069285" calcext:value-type="float">
            <text:p>5,82394256069285E-05</text:p>
          </table:table-cell>
          <table:table-cell table:formula="of:=(9.81*[.B10]*0.05*0.8*0.8*0.8)/([.M10]*(3.141592653*915.0625)/4)" office:value-type="float" office:value="0.000124244107961447" calcext:value-type="float">
            <text:p>0,00012424410796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9.81*[.B11]*0.05*0.8*0.8*0.8)/([.K11]*(3.141592653*1296)/4)" office:value-type="float" office:value="0.0000331175207521999" calcext:value-type="float">
            <text:p>3,31175207521999E-05</text:p>
          </table:table-cell>
          <table:table-cell table:formula="of:=(9.81*[.B11]*0.05*0.8*0.8*0.8)/([.L11]*(3.141592653*915.0625)/4)" office:value-type="float" office:value="0.0000582394256069285" calcext:value-type="float">
            <text:p>5,82394256069285E-05</text:p>
          </table:table-cell>
          <table:table-cell table:formula="of:=(9.81*[.B11]*0.05*0.8*0.8*0.8)/([.M11]*(3.141592653*915.0625)/4)" office:value-type="float" office:value="0.000122609317067218" calcext:value-type="float">
            <text:p>0,00012260931706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9.81*[.B12]*0.05*0.8*0.8*0.8)/([.K12]*(3.141592653*1296)/4)" office:value-type="float" office:value="0.0000330805179357169" calcext:value-type="float">
            <text:p>3,30805179357169E-05</text:p>
          </table:table-cell>
          <table:table-cell table:formula="of:=(9.81*[.B12]*0.05*0.8*0.8*0.8)/([.L12]*(3.141592653*915.0625)/4)" office:value-type="float" office:value="0.0000590596992070261" calcext:value-type="float">
            <text:p>5,90596992070261E-05</text:p>
          </table:table-cell>
          <table:table-cell table:formula="of:=(9.81*[.B12]*0.05*0.8*0.8*0.8)/([.M12]*(3.141592653*915.0625)/4)" office:value-type="float" office:value="0.000125171302796981" calcext:value-type="float">
            <text:p>0,00012517130279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9.81*[.B13]*0.05*0.8*0.8*0.8)/([.K13]*(3.141592653*1296)/4)" office:value-type="float" office:value="0.0000336990967263848" calcext:value-type="float">
            <text:p>3,36990967263848E-05</text:p>
          </table:table-cell>
          <table:table-cell table:formula="of:=(9.81*[.B13]*0.05*0.8*0.8*0.8)/([.L13]*(3.141592653*915.0625)/4)" office:value-type="float" office:value="0.0000592983242543272" calcext:value-type="float">
            <text:p>5,92983242543272E-05</text:p>
          </table:table-cell>
          <table:table-cell table:formula="of:=(9.81*[.B13]*0.05*0.8*0.8*0.8)/([.M13]*(3.141592653*915.0625)/4)" office:value-type="float" office:value="0.000127067837687844" calcext:value-type="float">
            <text:p>0,00012706783768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9.81*[.B14]*0.05*0.8*0.8*0.8)/([.K14]*(3.141592653*1296)/4)" office:value-type="float" office:value="0.0000333131516764744" calcext:value-type="float">
            <text:p>3,33131516764744E-05</text:p>
          </table:table-cell>
          <table:table-cell table:formula="of:=(9.81*[.B14]*0.05*0.8*0.8*0.8)/([.L14]*(3.141592653*915.0625)/4)" office:value-type="float" office:value="0.0000604430795488123" calcext:value-type="float">
            <text:p>6,04430795488123E-05</text:p>
          </table:table-cell>
          <table:table-cell table:formula="of:=(9.81*[.B14]*0.05*0.8*0.8*0.8)/([.M14]*(3.141592653*915.0625)/4)" office:value-type="float" office:value="0.000128528387546325" calcext:value-type="float">
            <text:p>0,00012852838754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9.81*[.B15]*0.05*0.8*0.8*0.8)/([.K15]*(3.141592653*1296)/4)" office:value-type="float" office:value="0.0000335174304367547" calcext:value-type="float">
            <text:p>3,35174304367547E-05</text:p>
          </table:table-cell>
          <table:table-cell table:formula="of:=(9.81*[.B15]*0.05*0.8*0.8*0.8)/([.L15]*(3.141592653*915.0625)/4)" office:value-type="float" office:value="0.0000610665821897891" calcext:value-type="float">
            <text:p>6,10665821897891E-05</text:p>
          </table:table-cell>
          <table:table-cell table:formula="of:=(9.81*[.B15]*0.05*0.8*0.8*0.8)/([.M15]*(3.141592653*915.0625)/4)" office:value-type="float" office:value="0.000129687793104088" calcext:value-type="float">
            <text:p>0,00012968779310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9.81*[.B16]*0.05*0.8*0.8*0.8)/([.K16]*(3.141592653*1296)/4)" office:value-type="float" office:value="0.0000332290275560793" calcext:value-type="float">
            <text:p>3,32290275560793E-05</text:p>
          </table:table-cell>
          <table:table-cell table:formula="of:=(9.81*[.B16]*0.05*0.8*0.8*0.8)/([.L16]*(3.141592653*915.0625)/4)" office:value-type="float" office:value="0.0000597327442122344" calcext:value-type="float">
            <text:p>5,97327442122344E-05</text:p>
          </table:table-cell>
          <table:table-cell table:formula="of:=(9.81*[.B16]*0.05*0.8*0.8*0.8)/([.M16]*(3.141592653*915.0625)/4)" office:value-type="float" office:value="0.000128233597666632" calcext:value-type="float">
            <text:p>0,00012823359766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9.81*[.B17]*0.05*0.8*0.8*0.8)/([.K17]*(3.141592653*1296)/4)" office:value-type="float" office:value="0.0000331985422096976" calcext:value-type="float">
            <text:p>3,31985422096976E-05</text:p>
          </table:table-cell>
          <table:table-cell table:formula="of:=(9.81*[.B17]*0.05*0.8*0.8*0.8)/([.L17]*(3.141592653*915.0625)/4)" office:value-type="float" office:value="0.0000598257134639265" calcext:value-type="float">
            <text:p>5,98257134639265E-05</text:p>
          </table:table-cell>
          <table:table-cell table:formula="of:=(9.81*[.B17]*0.05*0.8*0.8*0.8)/([.M17]*(3.141592653*915.0625)/4)" office:value-type="float" office:value="0.000129203431598564" calcext:value-type="float">
            <text:p>0,00012920343159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9.81*[.B18]*0.05*0.8*0.8*0.8)/([.K18]*(3.141592653*1296)/4)" office:value-type="float" office:value="0.0000333600716084131" calcext:value-type="float">
            <text:p>3,33600716084131E-05</text:p>
          </table:table-cell>
          <table:table-cell table:formula="of:=(9.81*[.B18]*0.05*0.8*0.8*0.8)/([.L18]*(3.141592653*915.0625)/4)" office:value-type="float" office:value="0.0000605521825804888" calcext:value-type="float">
            <text:p>6,05521825804888E-05</text:p>
          </table:table-cell>
          <table:table-cell table:formula="of:=(9.81*[.B18]*0.05*0.8*0.8*0.8)/([.M18]*(3.141592653*915.0625)/4)" office:value-type="float" office:value="0.000128037821181644" calcext:value-type="float">
            <text:p>0,0001280378211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9.81*[.B19]*0.05*0.8*0.8*0.8)/([.K19]*(3.141592653*1296)/4)" office:value-type="float" office:value="0.000033237636112441" calcext:value-type="float">
            <text:p>3,3237636112441E-05</text:p>
          </table:table-cell>
          <table:table-cell table:formula="of:=(9.81*[.B19]*0.05*0.8*0.8*0.8)/([.L19]*(3.141592653*915.0625)/4)" office:value-type="float" office:value="0.0000611808107385915" calcext:value-type="float">
            <text:p>6,11808107385915E-05</text:p>
          </table:table-cell>
          <table:table-cell table:formula="of:=(9.81*[.B19]*0.05*0.8*0.8*0.8)/([.M19]*(3.141592653*915.0625)/4)" office:value-type="float" office:value="0.000127067837687844" calcext:value-type="float">
            <text:p>0,00012706783768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9.81*[.B20]*0.05*0.8*0.8*0.8)/([.K20]*(3.141592653*1296)/4)" office:value-type="float" office:value="0.000033213052062062" calcext:value-type="float">
            <text:p>3,3213052062062E-05</text:p>
          </table:table-cell>
          <table:table-cell table:formula="of:=(9.81*[.B20]*0.05*0.8*0.8*0.8)/([.L20]*(3.141592653*915.0625)/4)" office:value-type="float" office:value="0.0000607715745463602" calcext:value-type="float">
            <text:p>6,07715745463602E-05</text:p>
          </table:table-cell>
          <table:table-cell table:formula="of:=(9.81*[.B20]*0.05*0.8*0.8*0.8)/([.M20]*(3.141592653*915.0625)/4)" office:value-type="float" office:value="0.000127898346430902" calcext:value-type="float">
            <text:p>0,00012789834643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9.81*[.B21]*0.05*0.8*0.8*0.8)/([.K21]*(3.141592653*1296)/4)" office:value-type="float" office:value="0.0000331917752830344" calcext:value-type="float">
            <text:p>3,31917752830344E-05</text:p>
          </table:table-cell>
          <table:table-cell table:formula="of:=(9.81*[.B21]*0.05*0.8*0.8*0.8)/([.L21]*(3.141592653*915.0625)/4)" office:value-type="float" office:value="0.0000613046585336089" calcext:value-type="float">
            <text:p>6,13046585336089E-05</text:p>
          </table:table-cell>
          <table:table-cell table:formula="of:=(9.81*[.B21]*0.05*0.8*0.8*0.8)/([.M21]*(3.141592653*915.0625)/4)" office:value-type="float" office:value="0.000128626952260701" calcext:value-type="float">
            <text:p>0,00012862695226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9.81*[.B22]*0.05*0.8*0.8*0.8)/([.K22]*(3.141592653*1296)/4)" office:value-type="float" office:value="0.000033173180450943" calcext:value-type="float">
            <text:p>3,3173180450943E-05</text:p>
          </table:table-cell>
          <table:table-cell table:formula="of:=(9.81*[.B22]*0.05*0.8*0.8*0.8)/([.L22]*(3.141592653*915.0625)/4)" office:value-type="float" office:value="0.0000614393940468696" calcext:value-type="float">
            <text:p>6,14393940468696E-05</text:p>
          </table:table-cell>
          <table:table-cell table:formula="of:=(9.81*[.B22]*0.05*0.8*0.8*0.8)/([.M22]*(3.141592653*915.0625)/4)" office:value-type="float" office:value="0.000129271326202662" calcext:value-type="float">
            <text:p>0,0001292713262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9.81*[.B23]*0.05*0.8*0.8*0.8)/([.K23]*(3.141592653*1296)/4)" office:value-type="float" office:value="0.0000331567905396531" calcext:value-type="float">
            <text:p>3,31567905396531E-05</text:p>
          </table:table-cell>
          <table:table-cell table:formula="of:=(9.81*[.B23]*0.05*0.8*0.8*0.8)/([.L23]*(3.141592653*915.0625)/4)" office:value-type="float" office:value="0.0000617186640198099" calcext:value-type="float">
            <text:p>6,17186640198099E-05</text:p>
          </table:table-cell>
          <table:table-cell table:formula="of:=(9.81*[.B23]*0.05*0.8*0.8*0.8)/([.M23]*(3.141592653*915.0625)/4)" office:value-type="float" office:value="0.000129845276762988" calcext:value-type="float">
            <text:p>0,00012984527676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9.81*[.B24]*0.05*0.8*0.8*0.8)/([.K24]*(3.141592653*1296)/4)" office:value-type="float" office:value="0.0000332663635420974" calcext:value-type="float">
            <text:p>3,32663635420974E-05</text:p>
          </table:table-cell>
          <table:table-cell table:formula="of:=(9.81*[.B24]*0.05*0.8*0.8*0.8)/([.L24]*(3.141592653*915.0625)/4)" office:value-type="float" office:value="0.0000615145033305455" calcext:value-type="float">
            <text:p>6,15145033305455E-05</text:p>
          </table:table-cell>
          <table:table-cell table:formula="of:=(9.81*[.B24]*0.05*0.8*0.8*0.8)/([.M24]*(3.141592653*915.0625)/4)" office:value-type="float" office:value="0.000129022727498426" calcext:value-type="float">
            <text:p>0,00012902272749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9.81*[.B25]*0.05*0.8*0.8*0.8)/([.K25]*(3.141592653*1296)/4)" office:value-type="float" office:value="0.0000331292230563526" calcext:value-type="float">
            <text:p>3,31292230563526E-05</text:p>
          </table:table-cell>
          <table:table-cell table:formula="of:=(9.81*[.B25]*0.05*0.8*0.8*0.8)/([.L25]*(3.141592653*915.0625)/4)" office:value-type="float" office:value="0.0000616175825446854" calcext:value-type="float">
            <text:p>6,16175825446854E-05</text:p>
          </table:table-cell>
          <table:table-cell table:formula="of:=(9.81*[.B25]*0.05*0.8*0.8*0.8)/([.M25]*(3.141592653*915.0625)/4)" office:value-type="float" office:value="0.000128295546264538" calcext:value-type="float">
            <text:p>0,00012829554626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9.81*[.B26]*0.05*0.8*0.8*0.8)/([.K26]*(3.141592653*1296)/4)" office:value-type="float" office:value="0.0000331175207521999" calcext:value-type="float">
            <text:p>3,31175207521999E-05</text:p>
          </table:table-cell>
          <table:table-cell table:formula="of:=(9.81*[.B26]*0.05*0.8*0.8*0.8)/([.L26]*(3.141592653*915.0625)/4)" office:value-type="float" office:value="0.0000617106496497256" calcext:value-type="float">
            <text:p>6,17106496497256E-05</text:p>
          </table:table-cell>
          <table:table-cell table:formula="of:=(9.81*[.B26]*0.05*0.8*0.8*0.8)/([.M26]*(3.141592653*915.0625)/4)" office:value-type="float" office:value="0.000128824535904727" calcext:value-type="float">
            <text:p>0,0001288245359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9.81*[.B27]*0.05*0.8*0.8*0.8)/([.K27]*(3.141592653*1296)/4)" office:value-type="float" office:value="0.0000331069400746432" calcext:value-type="float">
            <text:p>3,31069400746432E-05</text:p>
          </table:table-cell>
          <table:table-cell table:formula="of:=(9.81*[.B27]*0.05*0.8*0.8*0.8)/([.L27]*(3.141592653*915.0625)/4)" office:value-type="float" office:value="0.0000612790615989394" calcext:value-type="float">
            <text:p>6,12790615989394E-05</text:p>
          </table:table-cell>
          <table:table-cell table:formula="of:=(9.81*[.B27]*0.05*0.8*0.8*0.8)/([.M27]*(3.141592653*915.0625)/4)" office:value-type="float" office:value="0.000129306918528158" calcext:value-type="float">
            <text:p>0,00012930691852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string" calcext:value-type="string">
            <text:p>Mittelwert </text:p>
          </table:table-cell>
          <table:table-cell/>
          <table:table-cell table:formula="of:=SUM([.K51:.K71])/20" office:value-type="float" office:value="0.0000348347394948611" calcext:value-type="float">
            <text:p>3,48347394948611E-05</text:p>
          </table:table-cell>
          <table:table-cell table:formula="of:=SUM([.L51:.L71])/20" office:value-type="float" office:value="0.0000626531428766129" calcext:value-type="float">
            <text:p>6,26531428766129E-05</text:p>
          </table:table-cell>
          <table:table-cell table:formula="of:=SUM([.M51:.M71])/20" office:value-type="float" office:value="0.000131686989095278" calcext:value-type="float">
            <text:p>0,00013168698909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string" calcext:value-type="string">
            <text:p>Varianzen</text:p>
          </table:table-cell>
          <table:table-cell/>
          <table:table-cell table:formula="of:=([.K51]-0.0000348347394948611)*([.K51]-0.0000348347394948611)" office:value-type="float" office:value="0.00000000000375585258279672" calcext:value-type="float">
            <text:p>3,75585258279672E-12</text:p>
          </table:table-cell>
          <table:table-cell table:formula="of:=([.L51]-0.0000626531428766129)*([.L51]-0.0000626531428766129)" office:value-type="float" office:value="0.000000000162145465751285" calcext:value-type="float">
            <text:p>1,62145465751285E-10</text:p>
          </table:table-cell>
          <table:table-cell table:formula="of:=([.M51]-0.000121686986095)*([.M51]-0.000121686986095)" office:value-type="float" office:value="0.000000000477333826715951" calcext:value-type="float">
            <text:p>4,77333826715951E-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0.0000626531428766129" calcext:value-type="float">
            <text:p>6,26531428766129E-05</text:p>
          </table:table-cell>
          <table:table-cell/>
          <table:table-cell table:formula="of:=([.K52]-0.0000348347394948611)*([.K52]-0.0000348347394948611)" office:value-type="float" office:value="0.00000000000375585258279672" calcext:value-type="float">
            <text:p>3,75585258279672E-12</text:p>
          </table:table-cell>
          <table:table-cell table:formula="of:=([.L52]-0.0000626531428766129)*([.L52]-0.0000626531428766129)" office:value-type="float" office:value="0.0000000000454720179349743" calcext:value-type="float">
            <text:p>4,54720179349743E-11</text:p>
          </table:table-cell>
          <table:table-cell table:formula="of:=([.M52]-0.000121686986095)*([.M52]-0.000121686986095)" office:value-type="float" office:value="0.0000000000271246689401786" calcext:value-type="float">
            <text:p>2,71246689401786E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0.000121686986095" calcext:value-type="float">
            <text:p>0,000121686986095</text:p>
          </table:table-cell>
          <table:table-cell/>
          <table:table-cell table:formula="of:=([.K53]-0.0000348347394948611)*([.K53]-0.0000348347394948611)" office:value-type="float" office:value="0.00000000000375585258279675" calcext:value-type="float">
            <text:p>3,75585258279675E-12</text:p>
          </table:table-cell>
          <table:table-cell table:formula="of:=([.L53]-0.0000626531428766129)*([.L53]-0.0000626531428766129)" office:value-type="float" office:value="0.0000000000194809001367104" calcext:value-type="float">
            <text:p>1,94809001367104E-11</text:p>
          </table:table-cell>
          <table:table-cell table:formula="of:=([.M53]-0.000121686986095)*([.M53]-0.000121686986095)" office:value-type="float" office:value="0.0000000000271246689401788" calcext:value-type="float">
            <text:p>2,71246689401788E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[.K54]-0.0000348347394948611)*([.K54]-0.0000348347394948611)" office:value-type="float" office:value="0.00000000000375585258279672" calcext:value-type="float">
            <text:p>3,75585258279672E-12</text:p>
          </table:table-cell>
          <table:table-cell table:formula="of:=([.L54]-0.0000626531428766129)*([.L54]-0.0000626531428766129)" office:value-type="float" office:value="0.0000000000194809001367103" calcext:value-type="float">
            <text:p>1,94809001367103E-11</text:p>
          </table:table-cell>
          <table:table-cell table:formula="of:=([.M54]-0.000121686986095)*([.M54]-0.000121686986095)" office:value-type="float" office:value="0.00000000000653887223986366" calcext:value-type="float">
            <text:p>6,53887223986366E-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[.K55]-0.0000348347394948611)*([.K55]-0.0000348347394948611)" office:value-type="float" office:value="0.00000000000294884021014706" calcext:value-type="float">
            <text:p>2,94884021014706E-12</text:p>
          </table:table-cell>
          <table:table-cell table:formula="of:=([.L55]-0.0000626531428766129)*([.L55]-0.0000626531428766129)" office:value-type="float" office:value="0.0000000000194809001367103" calcext:value-type="float">
            <text:p>1,94809001367103E-11</text:p>
          </table:table-cell>
          <table:table-cell table:formula="of:=([.M55]-0.000121686986095)*([.M55]-0.000121686986095)" office:value-type="float" office:value="0.000000000000850694422312385" calcext:value-type="float">
            <text:p>8,50694422312385E-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[.K56]-0.0000348347394948611)*([.K56]-0.0000348347394948611)" office:value-type="float" office:value="0.00000000000307729327856616" calcext:value-type="float">
            <text:p>3,07729327856616E-12</text:p>
          </table:table-cell>
          <table:table-cell table:formula="of:=([.L56]-0.0000626531428766129)*([.L56]-0.0000626531428766129)" office:value-type="float" office:value="0.0000000000129128374064937" calcext:value-type="float">
            <text:p>1,29128374064937E-11</text:p>
          </table:table-cell>
          <table:table-cell table:formula="of:=([.M56]-0.000121686986095)*([.M56]-0.000121686986095)" office:value-type="float" office:value="0.000000000012140462879701" calcext:value-type="float">
            <text:p>1,2140462879701E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[.K57]-0.0000348347394948611)*([.K57]-0.0000348347394948611)" office:value-type="float" office:value="0.00000000000128968449759245" calcext:value-type="float">
            <text:p>1,28968449759245E-12</text:p>
          </table:table-cell>
          <table:table-cell table:formula="of:=([.L57]-0.0000626531428766129)*([.L57]-0.0000626531428766129)" office:value-type="float" office:value="0.000000000011254807988435" calcext:value-type="float">
            <text:p>1,1254807988435E-11</text:p>
          </table:table-cell>
          <table:table-cell table:formula="of:=([.M57]-0.000121686986095)*([.M57]-0.000121686986095)" office:value-type="float" office:value="0.0000000000289535638642114" calcext:value-type="float">
            <text:p>2,89535638642114E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[.K58]-0.0000348347394948611)*([.K58]-0.0000348347394948611)" office:value-type="float" office:value="0.00000000000231522948906263" calcext:value-type="float">
            <text:p>2,31522948906263E-12</text:p>
          </table:table-cell>
          <table:table-cell table:formula="of:=([.L58]-0.0000626531428766129)*([.L58]-0.0000626531428766129)" office:value-type="float" office:value="0.00000000000488437991288915" calcext:value-type="float">
            <text:p>4,88437991288915E-12</text:p>
          </table:table-cell>
          <table:table-cell table:formula="of:=([.M58]-0.000121686986095)*([.M58]-0.000121686986095)" office:value-type="float" office:value="0.0000000000468047738181912" calcext:value-type="float">
            <text:p>4,68047738181912E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[.K59]-0.0000348347394948611)*([.K59]-0.0000348347394948611)" office:value-type="float" office:value="0.00000000000173530315456913" calcext:value-type="float">
            <text:p>1,73530315456913E-12</text:p>
          </table:table-cell>
          <table:table-cell table:formula="of:=([.L59]-0.0000626531428766129)*([.L59]-0.0000626531428766129)" office:value-type="float" office:value="0.00000000000251717481297481" calcext:value-type="float">
            <text:p>2,51717481297481E-12</text:p>
          </table:table-cell>
          <table:table-cell table:formula="of:=([.M59]-0.000121686986095)*([.M59]-0.000121686986095)" office:value-type="float" office:value="0.0000000000640129127966744" calcext:value-type="float">
            <text:p>6,40129127966744E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[.K60]-0.0000348347394948611)*([.K60]-0.0000348347394948611)" office:value-type="float" office:value="0.00000000000257831083034633" calcext:value-type="float">
            <text:p>2,57831083034633E-12</text:p>
          </table:table-cell>
          <table:table-cell table:formula="of:=([.L60]-0.0000626531428766129)*([.L60]-0.0000626531428766129)" office:value-type="float" office:value="0.00000000000852872835890392" calcext:value-type="float">
            <text:p>8,52872835890392E-12</text:p>
          </table:table-cell>
          <table:table-cell table:formula="of:=([.M60]-0.000121686986095)*([.M60]-0.000121686986095)" office:value-type="float" office:value="0.0000000000428581230698204" calcext:value-type="float">
            <text:p>4,28581230698204E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[.K61]-0.0000348347394948611)*([.K61]-0.0000348347394948611)" office:value-type="float" office:value="0.00000000000267714155597646" calcext:value-type="float">
            <text:p>2,67714155597646E-12</text:p>
          </table:table-cell>
          <table:table-cell table:formula="of:=([.L61]-0.0000626531428766129)*([.L61]-0.0000626531428766129)" office:value-type="float" office:value="0.00000000000799435708372392" calcext:value-type="float">
            <text:p>7,99435708372392E-12</text:p>
          </table:table-cell>
          <table:table-cell table:formula="of:=([.M61]-0.000121686986095)*([.M61]-0.000121686986095)" office:value-type="float" office:value="0.0000000000564969530080479" calcext:value-type="float">
            <text:p>5,64969530080479E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[.K62]-0.0000348347394948611)*([.K62]-0.0000348347394948611)" office:value-type="float" office:value="0.00000000000217464537532088" calcext:value-type="float">
            <text:p>2,17464537532088E-12</text:p>
          </table:table-cell>
          <table:table-cell table:formula="of:=([.L62]-0.0000626531428766129)*([.L62]-0.0000626531428766129)" office:value-type="float" office:value="0.00000000000441403416588977" calcext:value-type="float">
            <text:p>4,41403416588977E-12</text:p>
          </table:table-cell>
          <table:table-cell table:formula="of:=([.M62]-0.000121686986095)*([.M62]-0.000121686986095)" office:value-type="float" office:value="0.0000000000403331062977524" calcext:value-type="float">
            <text:p>4,03331062977524E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[.K63]-0.0000348347394948611)*([.K63]-0.0000348347394948611)" office:value-type="float" office:value="0.00000000000255073921413777" calcext:value-type="float">
            <text:p>2,55073921413777E-12</text:p>
          </table:table-cell>
          <table:table-cell table:formula="of:=([.L63]-0.0000626531428766129)*([.L63]-0.0000626531428766129)" office:value-type="float" office:value="0.00000000000216776192465057" calcext:value-type="float">
            <text:p>2,16776192465057E-12</text:p>
          </table:table-cell>
          <table:table-cell table:formula="of:=([.M63]-0.000121686986095)*([.M63]-0.000121686986095)" office:value-type="float" office:value="0.0000000000289535638642111" calcext:value-type="float">
            <text:p>2,89535638642111E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[.K64]-0.0000348347394948611)*([.K64]-0.0000348347394948611)" office:value-type="float" office:value="0.00000000000262987012969864" calcext:value-type="float">
            <text:p>2,62987012969864E-12</text:p>
          </table:table-cell>
          <table:table-cell table:formula="of:=([.L64]-0.0000626531428766129)*([.L64]-0.0000626531428766129)" office:value-type="float" office:value="0.00000000000354029938141007" calcext:value-type="float">
            <text:p>3,54029938141007E-12</text:p>
          </table:table-cell>
          <table:table-cell table:formula="of:=([.M64]-0.000121686986095)*([.M64]-0.000121686986095)" office:value-type="float" office:value="0.0000000000385809972224137" calcext:value-type="float">
            <text:p>3,85809972224137E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[.K65]-0.0000348347394948611)*([.K65]-0.0000348347394948611)" office:value-type="float" office:value="0.00000000000269933140134339" calcext:value-type="float">
            <text:p>2,69933140134339E-12</text:p>
          </table:table-cell>
          <table:table-cell table:formula="of:=([.L65]-0.0000626531428766129)*([.L65]-0.0000626531428766129)" office:value-type="float" office:value="0.00000000000181841002332683" calcext:value-type="float">
            <text:p>1,81841002332683E-12</text:p>
          </table:table-cell>
          <table:table-cell table:formula="of:=([.M65]-0.000121686986095)*([.M65]-0.000121686986095)" office:value-type="float" office:value="0.0000000000481631303810741" calcext:value-type="float">
            <text:p>4,81631303810741E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[.K66]-0.0000348347394948611)*([.K66]-0.0000348347394948611)" office:value-type="float" office:value="0.00000000000276077845642588" calcext:value-type="float">
            <text:p>2,76077845642588E-12</text:p>
          </table:table-cell>
          <table:table-cell table:formula="of:=([.L66]-0.0000626531428766129)*([.L66]-0.0000626531428766129)" office:value-type="float" office:value="0.00000000000147318622170318" calcext:value-type="float">
            <text:p>1,47318622170318E-12</text:p>
          </table:table-cell>
          <table:table-cell table:formula="of:=([.M66]-0.000121686986095)*([.M66]-0.000121686986095)" office:value-type="float" office:value="0.000000000057522214868692" calcext:value-type="float">
            <text:p>5,7522214868692E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[.K67]-0.0000348347394948611)*([.K67]-0.0000348347394948611)" office:value-type="float" office:value="0.00000000000281551269628374" calcext:value-type="float">
            <text:p>2,81551269628374E-12</text:p>
          </table:table-cell>
          <table:table-cell table:formula="of:=([.L67]-0.0000626531428766129)*([.L67]-0.0000626531428766129)" office:value-type="float" office:value="0.000000000000873250733811754" calcext:value-type="float">
            <text:p>8,73250733811754E-13</text:p>
          </table:table-cell>
          <table:table-cell table:formula="of:=([.M67]-0.000121686986095)*([.M67]-0.000121686986095)" office:value-type="float" office:value="0.0000000000665577066233822" calcext:value-type="float">
            <text:p>6,65577066233822E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[.K68]-0.0000348347394948611)*([.K68]-0.0000348347394948611)" office:value-type="float" office:value="0.00000000000245980312920751" calcext:value-type="float">
            <text:p>2,45980312920751E-12</text:p>
          </table:table-cell>
          <table:table-cell table:formula="of:=([.L68]-0.0000626531428766129)*([.L68]-0.0000626531428766129)" office:value-type="float" office:value="0.00000000000129650001586859" calcext:value-type="float">
            <text:p>1,29650001586859E-12</text:p>
          </table:table-cell>
          <table:table-cell table:formula="of:=([.M68]-0.000121686986095)*([.M68]-0.000121686986095)" office:value-type="float" office:value="0.0000000000538131019379414" calcext:value-type="float">
            <text:p>5,38131019379414E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[.K69]-0.0000348347394948611)*([.K69]-0.0000348347394948611)" office:value-type="float" office:value="0.00000000000290878632202278" calcext:value-type="float">
            <text:p>2,90878632202278E-12</text:p>
          </table:table-cell>
          <table:table-cell table:formula="of:=([.L69]-0.0000626531428766129)*([.L69]-0.0000626531428766129)" office:value-type="float" office:value="0.00000000000107238520106184" calcext:value-type="float">
            <text:p>1,07238520106184E-12</text:p>
          </table:table-cell>
          <table:table-cell table:formula="of:=([.M69]-0.000121686986095)*([.M69]-0.000121686986095)" office:value-type="float" office:value="0.0000000000436730675144059" calcext:value-type="float">
            <text:p>4,36730675144059E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[.K70]-0.0000348347394948611)*([.K70]-0.0000348347394948611)" office:value-type="float" office:value="0.00000000000294884021014706" calcext:value-type="float">
            <text:p>2,94884021014706E-12</text:p>
          </table:table-cell>
          <table:table-cell table:formula="of:=([.L70]-0.0000626531428766129)*([.L70]-0.0000626531428766129)" office:value-type="float" office:value="0.000000000000888293482728492" calcext:value-type="float">
            <text:p>8,88293482728492E-13</text:p>
          </table:table-cell>
          <table:table-cell table:formula="of:=([.M70]-0.000121686986095)*([.M70]-0.000121686986095)" office:value-type="float" office:value="0.0000000000509446172863287" calcext:value-type="float">
            <text:p>5,09446172863287E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formula="of:=([.K71]-0.0000348347394948611)*([.K71]-0.0000348347394948611)" office:value-type="float" office:value="0.00000000000298529083650518" calcext:value-type="float">
            <text:p>2,98529083650518E-12</text:p>
          </table:table-cell>
          <table:table-cell table:formula="of:=([.L71]-0.0000626531428766129)*([.L71]-0.0000626531428766129)" office:value-type="float" office:value="0.00000000000188809935765293" calcext:value-type="float">
            <text:p>1,88809935765293E-12</text:p>
          </table:table-cell>
          <table:table-cell table:formula="of:=([.M71]-0.000121686986095)*([.M71]-0.000121686986095)" office:value-type="float" office:value="0.0000000000580633702858994" calcext:value-type="float">
            <text:p>5,80633702858994E-1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string" calcext:value-type="string">
            <text:p>Varianz</text:p>
          </table:table-cell>
          <table:table-cell/>
          <table:table-cell table:formula="of:=(1/21)*(SUM([.K74:.K94]))" office:value-type="float" office:value="0.00000000000278946719612095" calcext:value-type="float">
            <text:p>2,78946719612095E-12</text:p>
          </table:table-cell>
          <table:table-cell table:formula="of:=(1/21)*(SUM([.L74:.L94]))" office:value-type="float" office:value="0.0000000000158849852460912" calcext:value-type="float">
            <text:p>1,58849852460912E-11</text:p>
          </table:table-cell>
          <table:table-cell table:formula="of:=(1/21)*(SUM([.M74:.M94]))" office:value-type="float" office:value="0.0000000000608021141417729" calcext:value-type="float">
            <text:p>6,08021141417729E-1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.00.0000</text:date>, <text:time style:data-style-name="N2" text:time-value="17:50:53.41885730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5:20:03.080501943</meta:creation-date>
    <dc:date>2018-12-05T18:18:16.838779901</dc:date>
    <meta:editing-duration>PT1H2M16S</meta:editing-duration>
    <meta:editing-cycles>6</meta:editing-cycles>
    <meta:generator>LibreOffice/6.0.6.2$Linux_X86_64 LibreOffice_project/00m0$Build-2</meta:generator>
    <meta:document-statistic meta:table-count="1" meta:cell-count="6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error-category="constant" chart:error-upper-range="Tabelle1.S28:Tabelle1.S49" chart:error-lower-range="Tabelle1.T28:Tabelle1.T49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0.003" chart:maximum="0.0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onstant" chart:error-upper-range="Tabelle1.S28:Tabelle1.S49" chart:error-lower-range="Tabelle1.T28:Tabelle1.T49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chart:error-lower-limit="0.981" chart:error-upper-limit="0.98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lower-limit="0.003" chart:error-upper-limit="0.003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7cm" svg:height="9.006cm" xlink:href=".." xlink:type="simple" chart:class="chart:scatter" chart:style-name="ch1">
        <chart:title svg:x="5.894cm" svg:y="0.315cm" chart:style-name="ch2">
          <text:p>Biegepfeil über Kraft</text:p>
        </chart:title>
        <chart:plot-area chart:style-name="ch3" table:cell-range-address="Tabelle1.N7:Tabelle1.N27 Tabelle1.M29:Tabelle1.M49" svg:x="0.821cm" svg:y="1.636cm" svg:width="12.296cm" svg:height="5.457cm">
          <chartooo:coordinate-region svg:x="2.025cm" svg:y="1.797cm" svg:width="10.905cm" svg:height="5.137cm"/>
          <chart:axis chart:dimension="x" chart:name="primary-x" chart:style-name="ch4">
            <chart:title svg:x="6.052cm" svg:y="7.273cm" chart:style-name="ch5">
              <text:p>F in Newton</text:p>
            </chart:title>
          </chart:axis>
          <chart:axis chart:dimension="y" chart:name="primary-y" chart:style-name="ch6">
            <chart:title svg:x="0.348cm" svg:y="5.975cm" chart:style-name="ch7">
              <text:p>S in mm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Tabelle1.M29:Tabelle1.M49" chart:class="chart:scatter">
            <chart:domain table:cell-range-address="Tabelle1.N7:Tabelle1.N27"/>
            <chart:error-indicator chart:style-name="ch11" chart:dimension="x"/>
            <chart:error-indicator chart:style-name="ch12" chart:dimension="y"/>
            <chart:data-point chart:repeated="8"/>
            <chart:data-point chart:style-name="ch13" chart:repeated="2"/>
            <chart:data-point chart:repeated="6"/>
            <chart:data-point chart:style-name="ch13" chart:repeated="2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N</text:p>
              </table:table-cell>
              <table:table-cell office:value-type="string">
                <text:p>Spalt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05">
                <text:p>0.4905</text:p>
                <draw:g>
                  <svg:desc>Tabelle1.N7:Tabelle1.N27</svg:desc>
                </draw:g>
              </table:table-cell>
              <table:table-cell office:value-type="float" office:value="0.000795454545454546">
                <text:p>0.000795454545454546</text:p>
                <draw:g>
                  <svg:desc>Tabelle1.M29:Tabelle1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1">
                <text:p>0.981</text:p>
              </table:table-cell>
              <table:table-cell office:value-type="float" office:value="0.00136363636363636">
                <text:p>0.00136363636363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715">
                <text:p>1.4715</text:p>
              </table:table-cell>
              <table:table-cell office:value-type="float" office:value="0.00204545454545454">
                <text:p>0.00204545454545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62">
                <text:p>1.962</text:p>
              </table:table-cell>
              <table:table-cell office:value-type="float" office:value="0.00255681818181818">
                <text:p>0.00255681818181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525">
                <text:p>2.4525</text:p>
              </table:table-cell>
              <table:table-cell office:value-type="float" office:value="0.00323863636363636">
                <text:p>0.00323863636363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43">
                <text:p>2.943</text:p>
              </table:table-cell>
              <table:table-cell office:value-type="float" office:value="0.00380681818181818">
                <text:p>0.00380681818181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335">
                <text:p>3.4335</text:p>
              </table:table-cell>
              <table:table-cell office:value-type="float" office:value="0.004375">
                <text:p>0.004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924">
                <text:p>3.924</text:p>
              </table:table-cell>
              <table:table-cell office:value-type="float" office:value="0.00494318181818182">
                <text:p>0.00494318181818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145">
                <text:p>4.4145</text:p>
              </table:table-cell>
              <table:table-cell office:value-type="float" office:value="0.00551136363636364">
                <text:p>0.00551136363636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905">
                <text:p>4.905</text:p>
              </table:table-cell>
              <table:table-cell office:value-type="float" office:value="0.00619318181818182">
                <text:p>0.00619318181818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955">
                <text:p>5.3955</text:p>
              </table:table-cell>
              <table:table-cell office:value-type="float" office:value="0.00676136363636364">
                <text:p>0.006761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886">
                <text:p>5.886</text:p>
              </table:table-cell>
              <table:table-cell office:value-type="float" office:value="0.00744318181818182">
                <text:p>0.00744318181818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3765">
                <text:p>6.3765</text:p>
              </table:table-cell>
              <table:table-cell office:value-type="float" office:value="0.008125">
                <text:p>0.00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867">
                <text:p>6.867</text:p>
              </table:table-cell>
              <table:table-cell office:value-type="float" office:value="0.00869318181818182">
                <text:p>0.00869318181818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575">
                <text:p>7.3575</text:p>
              </table:table-cell>
              <table:table-cell office:value-type="float" office:value="0.00926136363636364">
                <text:p>0.009261363636363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848">
                <text:p>7.848</text:p>
              </table:table-cell>
              <table:table-cell office:value-type="float" office:value="0.00982954545454545">
                <text:p>0.00982954545454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3385">
                <text:p>8.3385</text:p>
              </table:table-cell>
              <table:table-cell office:value-type="float" office:value="0.0103977272727273">
                <text:p>0.0103977272727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829">
                <text:p>8.829</text:p>
              </table:table-cell>
              <table:table-cell office:value-type="float" office:value="0.0110795454545455">
                <text:p>0.0110795454545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3195">
                <text:p>9.3195</text:p>
              </table:table-cell>
              <table:table-cell office:value-type="float" office:value="0.0117613636363636">
                <text:p>0.0117613636363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81">
                <text:p>9.81</text:p>
              </table:table-cell>
              <table:table-cell office:value-type="float" office:value="0.0123295454545455">
                <text:p>0.0123295454545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3005">
                <text:p>10.3005</text:p>
              </table:table-cell>
              <table:table-cell office:value-type="float" office:value="0.0128977272727273">
                <text:p>0.012897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legend svg:x="0cm" svg:y="0cm" style:legend-expansion="custom" chartooo:width="15.992cm" chartooo:height="9.005cm" style:legend-expansion-aspect-ratio="1.77590227651305" chart:style-name="ch2"/>
        <chart:plot-area chart:style-name="ch3" table:cell-range-address="Tabelle1.T14:Tabelle1.T14" chart:data-source-has-labels="both" svg:x="0.319cm" svg:y="0.18cm" svg:width="15.354cm" svg:height="8.645cm">
          <chartooo:coordinate-region svg:x="0.755cm" svg:y="0.341cm" svg:width="14.546cm" svg:height="7.9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